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3">
            <text:p>20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56">
            <text:p>35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85">
            <text:p>38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0025">
            <text:p>2002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867">
            <text:p>208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2658">
            <text:p>2265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9">
            <text:p>2021-03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3 - 1.21)">
            <text:p>(0.83 - 1.2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60">
            <text:p>8860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04.875">
            <text:p>-204.87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31235891647856">
            <text:p>-0.0231235892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2011545065994">
            <text:p>0.9201154507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9.6278359923697">
            <text:p>-29.6278359924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781">
            <text:p>781</text:p>
          </table:table-cell>
          <table:table-cell table:number-columns-repeated="2"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878">
            <text:p>11878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80.75">
            <text:p>-180.7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52172082842229">
            <text:p>-0.0152172083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7193635324032">
            <text:p>0.9471936353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450">
            <text:p>11450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18.625">
            <text:p>-118.62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03602620087336">
            <text:p>-0.010360262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63949459626056">
            <text:p>0.9639494596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266">
            <text:p>8266</text:p>
          </table:table-cell>
          <table:table-cell office:value-type="float" office:value="11354">
            <text:p>11354</text:p>
          </table:table-cell>
          <table:table-cell office:value-type="float" office:value="16548">
            <text:p>16548</text:p>
          </table:table-cell>
          <table:table-cell office:value-type="float" office:value="-67.75">
            <text:p>-67.75</text:p>
          </table:table-cell>
          <table:table-cell office:value-type="float" office:value="-232.625">
            <text:p>-232.625</text:p>
          </table:table-cell>
          <table:table-cell office:value-type="float" office:value="-242.875">
            <text:p>-242.875</text:p>
          </table:table-cell>
          <table:table-cell office:value-type="float" office:value="-0.00819622550205662">
            <text:p>-0.0081962255</text:p>
          </table:table-cell>
          <table:table-cell office:value-type="float" office:value="-0.0204883741412718">
            <text:p>-0.0204883741</text:p>
          </table:table-cell>
          <table:table-cell office:value-type="float" office:value="-0.0146770002417211">
            <text:p>-0.0146770002</text:p>
          </table:table-cell>
          <table:table-cell office:value-type="float" office:value="0.971444879843264">
            <text:p>0.9714448798</text:p>
          </table:table-cell>
          <table:table-cell office:value-type="float" office:value="0.929113446516456">
            <text:p>0.9291134465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33.4834744677905">
            <text:p>-33.4834744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8140">
            <text:p>8140</text:p>
          </table:table-cell>
          <table:table-cell office:value-type="float" office:value="11522">
            <text:p>11522</text:p>
          </table:table-cell>
          <table:table-cell office:value-type="float" office:value="16021">
            <text:p>16021</text:p>
          </table:table-cell>
          <table:table-cell office:value-type="float" office:value="-19.5">
            <text:p>-19.5</text:p>
          </table:table-cell>
          <table:table-cell office:value-type="float" office:value="-81.625">
            <text:p>-81.625</text:p>
          </table:table-cell>
          <table:table-cell office:value-type="float" office:value="-146">
            <text:p>-146</text:p>
          </table:table-cell>
          <table:table-cell office:value-type="float" office:value="-0.0023955773955774">
            <text:p>-0.0023955774</text:p>
          </table:table-cell>
          <table:table-cell office:value-type="float" office:value="-0.00708427356361743">
            <text:p>-0.0070842736</text:p>
          </table:table-cell>
          <table:table-cell office:value-type="float" office:value="-0.00911303913613382">
            <text:p>-0.0091130391</text:p>
          </table:table-cell>
          <table:table-cell office:value-type="float" office:value="0.991626727145953">
            <text:p>0.9916267271</text:p>
          </table:table-cell>
          <table:table-cell office:value-type="float" office:value="0.97530340891391">
            <text:p>0.9753034089</text:p>
          </table:table-cell>
          <table:table-cell office:value-type="float" office:value="0.968267136088833">
            <text:p>0.9682671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822">
            <text:p>7822</text:p>
          </table:table-cell>
          <table:table-cell office:value-type="float" office:value="11255">
            <text:p>11255</text:p>
          </table:table-cell>
          <table:table-cell office:value-type="float" office:value="16810">
            <text:p>16810</text:p>
          </table:table-cell>
          <table:table-cell office:value-type="float" office:value="-125.5">
            <text:p>-125.5</text:p>
          </table:table-cell>
          <table:table-cell office:value-type="float" office:value="-93.75">
            <text:p>-93.75</text:p>
          </table:table-cell>
          <table:table-cell office:value-type="float" office:value="-173.625">
            <text:p>-173.625</text:p>
          </table:table-cell>
          <table:table-cell office:value-type="float" office:value="-0.0160444899002813">
            <text:p>-0.0160444899</text:p>
          </table:table-cell>
          <table:table-cell office:value-type="float" office:value="-0.00832963127498889">
            <text:p>-0.0083296313</text:p>
          </table:table-cell>
          <table:table-cell office:value-type="float" office:value="-0.0103286734086853">
            <text:p>-0.0103286734</text:p>
          </table:table-cell>
          <table:table-cell office:value-type="float" office:value="0.94434883963509">
            <text:p>0.9443488396</text:p>
          </table:table-cell>
          <table:table-cell office:value-type="float" office:value="0.970982280741606">
            <text:p>0.9709822807</text:p>
          </table:table-cell>
          <table:table-cell office:value-type="float" office:value="0.964058738798593">
            <text:p>0.96405873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916">
            <text:p>7916</text:p>
          </table:table-cell>
          <table:table-cell office:value-type="float" office:value="11052">
            <text:p>11052</text:p>
          </table:table-cell>
          <table:table-cell office:value-type="float" office:value="15462">
            <text:p>15462</text:p>
          </table:table-cell>
          <table:table-cell office:value-type="float" office:value="-128">
            <text:p>-128</text:p>
          </table:table-cell>
          <table:table-cell office:value-type="float" office:value="-273.25">
            <text:p>-273.25</text:p>
          </table:table-cell>
          <table:table-cell office:value-type="float" office:value="-139.75">
            <text:p>-139.75</text:p>
          </table:table-cell>
          <table:table-cell office:value-type="float" office:value="-0.0161697827185447">
            <text:p>-0.0161697827</text:p>
          </table:table-cell>
          <table:table-cell office:value-type="float" office:value="-0.024724031849439">
            <text:p>-0.0247240318</text:p>
          </table:table-cell>
          <table:table-cell office:value-type="float" office:value="-0.00903828741430604">
            <text:p>-0.0090382874</text:p>
          </table:table-cell>
          <table:table-cell office:value-type="float" office:value="0.943918225756497">
            <text:p>0.9439182258</text:p>
          </table:table-cell>
          <table:table-cell office:value-type="float" office:value="0.914663992918712">
            <text:p>0.9146639929</text:p>
          </table:table-cell>
          <table:table-cell office:value-type="float" office:value="0.968526107703121">
            <text:p>0.9685261077</text:p>
          </table:table-cell>
          <table:table-cell office:value-type="float" office:value="0">
            <text:p>0</text:p>
          </table:table-cell>
          <table:table-cell office:value-type="float" office:value="-27.6873422592207">
            <text:p>-27.6873422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8165">
            <text:p>8165</text:p>
          </table:table-cell>
          <table:table-cell office:value-type="float" office:value="10607">
            <text:p>10607</text:p>
          </table:table-cell>
          <table:table-cell office:value-type="float" office:value="15139">
            <text:p>15139</text:p>
          </table:table-cell>
          <table:table-cell office:value-type="float" office:value="-104.375">
            <text:p>-104.375</text:p>
          </table:table-cell>
          <table:table-cell office:value-type="float" office:value="-94.125">
            <text:p>-94.125</text:p>
          </table:table-cell>
          <table:table-cell office:value-type="float" office:value="-303.375">
            <text:p>-303.375</text:p>
          </table:table-cell>
          <table:table-cell office:value-type="float" office:value="-0.0127832210655236">
            <text:p>-0.0127832211</text:p>
          </table:table-cell>
          <table:table-cell office:value-type="float" office:value="-0.00887385688696144">
            <text:p>-0.0088738569</text:p>
          </table:table-cell>
          <table:table-cell office:value-type="float" office:value="-0.0200393024638351">
            <text:p>-0.0200393025</text:p>
          </table:table-cell>
          <table:table-cell office:value-type="float" office:value="0.955579011322655">
            <text:p>0.9555790113</text:p>
          </table:table-cell>
          <table:table-cell office:value-type="float" office:value="0.969095841754293">
            <text:p>0.9690958418</text:p>
          </table:table-cell>
          <table:table-cell office:value-type="float" office:value="0.930649525717322">
            <text:p>0.9306495257</text:p>
          </table:table-cell>
          <table:table-cell table:number-columns-repeated="2" office:value-type="float" office:value="0">
            <text:p>0</text:p>
          </table:table-cell>
          <table:table-cell office:value-type="float" office:value="-34.2416437691519">
            <text:p>-34.241643769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914">
            <text:p>914</text:p>
          </table:table-cell>
          <table:table-cell table:number-columns-repeated="2" office:value-type="float" office:value="346">
            <text:p>346</text:p>
          </table:table-cell>
          <table:table-cell office:value-type="float" office:value="8147">
            <text:p>8147</text:p>
          </table:table-cell>
          <table:table-cell office:value-type="float" office:value="11624">
            <text:p>11624</text:p>
          </table:table-cell>
          <table:table-cell office:value-type="float" office:value="16098">
            <text:p>16098</text:p>
          </table:table-cell>
          <table:table-cell office:value-type="float" office:value="-58.5">
            <text:p>-58.5</text:p>
          </table:table-cell>
          <table:table-cell office:value-type="float" office:value="-36.5">
            <text:p>-36.5</text:p>
          </table:table-cell>
          <table:table-cell office:value-type="float" office:value="-239.5">
            <text:p>-239.5</text:p>
          </table:table-cell>
          <table:table-cell office:value-type="float" office:value="-0.00718055726034123">
            <text:p>-0.0071805573</text:p>
          </table:table-cell>
          <table:table-cell office:value-type="float" office:value="-0.00314005505849966">
            <text:p>-0.0031400551</text:p>
          </table:table-cell>
          <table:table-cell office:value-type="float" office:value="-0.0148776245496335">
            <text:p>-0.0148776245</text:p>
          </table:table-cell>
          <table:table-cell office:value-type="float" office:value="0.974969107977841">
            <text:p>0.974969108</text:p>
          </table:table-cell>
          <table:table-cell office:value-type="float" office:value="0.989029132788961">
            <text:p>0.9890291328</text:p>
          </table:table-cell>
          <table:table-cell office:value-type="float" office:value="0.948362147752273">
            <text:p>0.9483621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7878">
            <text:p>7878</text:p>
          </table:table-cell>
          <table:table-cell office:value-type="float" office:value="10888">
            <text:p>10888</text:p>
          </table:table-cell>
          <table:table-cell office:value-type="float" office:value="17050">
            <text:p>17050</text:p>
          </table:table-cell>
          <table:table-cell office:value-type="float" office:value="-155.75">
            <text:p>-155.75</text:p>
          </table:table-cell>
          <table:table-cell office:value-type="float" office:value="-28.5">
            <text:p>-28.5</text:p>
          </table:table-cell>
          <table:table-cell office:value-type="float" office:value="-212.625">
            <text:p>-212.625</text:p>
          </table:table-cell>
          <table:table-cell office:value-type="float" office:value="-0.0197702462553948">
            <text:p>-0.0197702463</text:p>
          </table:table-cell>
          <table:table-cell office:value-type="float" office:value="-0.00261756061719324">
            <text:p>-0.0026175606</text:p>
          </table:table-cell>
          <table:table-cell office:value-type="float" office:value="-0.0124706744868035">
            <text:p>-0.0124706745</text:p>
          </table:table-cell>
          <table:table-cell office:value-type="float" office:value="0.931570228874636">
            <text:p>0.9315702289</text:p>
          </table:table-cell>
          <table:table-cell office:value-type="float" office:value="0.99085196702205">
            <text:p>0.990851967</text:p>
          </table:table-cell>
          <table:table-cell office:value-type="float" office:value="0.956657454031613">
            <text:p>0.9566574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7916">
            <text:p>7916</text:p>
          </table:table-cell>
          <table:table-cell office:value-type="float" office:value="10135">
            <text:p>10135</text:p>
          </table:table-cell>
          <table:table-cell office:value-type="float" office:value="15447">
            <text:p>15447</text:p>
          </table:table-cell>
          <table:table-cell office:value-type="float" office:value="-128">
            <text:p>-128</text:p>
          </table:table-cell>
          <table:table-cell office:value-type="float" office:value="191.5">
            <text:p>191.5</text:p>
          </table:table-cell>
          <table:table-cell office:value-type="float" office:value="-97.75">
            <text:p>-97.75</text:p>
          </table:table-cell>
          <table:table-cell office:value-type="float" office:value="-0.0161697827185447">
            <text:p>-0.0161697827</text:p>
          </table:table-cell>
          <table:table-cell office:value-type="float" office:value="0.0188949185989147">
            <text:p>0.0188949186</text:p>
          </table:table-cell>
          <table:table-cell office:value-type="float" office:value="-0.00632808959668544">
            <text:p>-0.0063280896</text:p>
          </table:table-cell>
          <table:table-cell office:value-type="float" office:value="0.943918225756497">
            <text:p>0.9439182258</text:p>
          </table:table-cell>
          <table:table-cell office:value-type="float" office:value="1.06683197027597">
            <text:p>1.0668319703</text:p>
          </table:table-cell>
          <table:table-cell office:value-type="float" office:value="0.97793017405877">
            <text:p>0.97793017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85">
            <text:p>1085</text:p>
          </table:table-cell>
          <table:table-cell office:value-type="float" office:value="7725">
            <text:p>7725</text:p>
          </table:table-cell>
          <table:table-cell office:value-type="float" office:value="10410">
            <text:p>10410</text:p>
          </table:table-cell>
          <table:table-cell office:value-type="float" office:value="14431">
            <text:p>14431</text:p>
          </table:table-cell>
          <table:table-cell office:value-type="float" office:value="209.125">
            <text:p>209.125</text:p>
          </table:table-cell>
          <table:table-cell office:value-type="float" office:value="-88.5">
            <text:p>-88.5</text:p>
          </table:table-cell>
          <table:table-cell office:value-type="float" office:value="-108">
            <text:p>-108</text:p>
          </table:table-cell>
          <table:table-cell office:value-type="float" office:value="0.0270711974110032">
            <text:p>0.0270711974</text:p>
          </table:table-cell>
          <table:table-cell office:value-type="float" office:value="-0.0085014409221902">
            <text:p>-0.0085014409</text:p>
          </table:table-cell>
          <table:table-cell office:value-type="float" office:value="-0.00748388885039152">
            <text:p>-0.0074838889</text:p>
          </table:table-cell>
          <table:table-cell office:value-type="float" office:value="1.09618557640787">
            <text:p>1.0961855764</text:p>
          </table:table-cell>
          <table:table-cell office:value-type="float" office:value="0.970386614787931">
            <text:p>0.9703866148</text:p>
          </table:table-cell>
          <table:table-cell office:value-type="float" office:value="0.973916165864587">
            <text:p>0.9739161659</text:p>
          </table:table-cell>
          <table:table-cell office:value-type="float" office:value="25.9496306813413">
            <text:p>25.9496306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07">
            <text:p>1007</text:p>
          </table:table-cell>
          <table:table-cell office:value-type="float" office:value="7786">
            <text:p>7786</text:p>
          </table:table-cell>
          <table:table-cell office:value-type="float" office:value="10278">
            <text:p>10278</text:p>
          </table:table-cell>
          <table:table-cell office:value-type="float" office:value="15611">
            <text:p>15611</text:p>
          </table:table-cell>
          <table:table-cell office:value-type="float" office:value="90.875">
            <text:p>90.875</text:p>
          </table:table-cell>
          <table:table-cell office:value-type="float" office:value="-103">
            <text:p>-103</text:p>
          </table:table-cell>
          <table:table-cell office:value-type="float" office:value="-102.625">
            <text:p>-102.625</text:p>
          </table:table-cell>
          <table:table-cell office:value-type="float" office:value="0.0116715900333933">
            <text:p>0.01167159</text:p>
          </table:table-cell>
          <table:table-cell office:value-type="float" office:value="-0.0100214049425958">
            <text:p>-0.0100214049</text:p>
          </table:table-cell>
          <table:table-cell office:value-type="float" office:value="-0.00657389020562424">
            <text:p>-0.0065738902</text:p>
          </table:table-cell>
          <table:table-cell office:value-type="float" office:value="1.04111756810414">
            <text:p>1.0411175681</text:p>
          </table:table-cell>
          <table:table-cell office:value-type="float" office:value="0.965121922672681">
            <text:p>0.9651219227</text:p>
          </table:table-cell>
          <table:table-cell office:value-type="float" office:value="0.977076087703889">
            <text:p>0.97707608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827">
            <text:p>7827</text:p>
          </table:table-cell>
          <table:table-cell office:value-type="float" office:value="10120">
            <text:p>10120</text:p>
          </table:table-cell>
          <table:table-cell office:value-type="float" office:value="14689">
            <text:p>14689</text:p>
          </table:table-cell>
          <table:table-cell office:value-type="float" office:value="49.5">
            <text:p>49.5</text:p>
          </table:table-cell>
          <table:table-cell office:value-type="float" office:value="84">
            <text:p>84</text:p>
          </table:table-cell>
          <table:table-cell office:value-type="float" office:value="-5.125">
            <text:p>-5.125</text:p>
          </table:table-cell>
          <table:table-cell office:value-type="float" office:value="0.00632426216941357">
            <text:p>0.0063242622</text:p>
          </table:table-cell>
          <table:table-cell office:value-type="float" office:value="0.008300395256917">
            <text:p>0.0083003953</text:p>
          </table:table-cell>
          <table:table-cell office:value-type="float" office:value="-0.000348900537817414">
            <text:p>-0.0003489005</text:p>
          </table:table-cell>
          <table:table-cell office:value-type="float" office:value="1.02221331032524">
            <text:p>1.0222133103</text:p>
          </table:table-cell>
          <table:table-cell office:value-type="float" office:value="1.02918642065959">
            <text:p>1.0291864207</text:p>
          </table:table-cell>
          <table:table-cell office:value-type="float" office:value="0.998779086711546">
            <text:p>0.99877908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875">
            <text:p>7875</text:p>
          </table:table-cell>
          <table:table-cell office:value-type="float" office:value="10336">
            <text:p>10336</text:p>
          </table:table-cell>
          <table:table-cell office:value-type="float" office:value="15276">
            <text:p>15276</text:p>
          </table:table-cell>
          <table:table-cell office:value-type="float" office:value="81.75">
            <text:p>81.75</text:p>
          </table:table-cell>
          <table:table-cell office:value-type="float" office:value="152.875">
            <text:p>152.875</text:p>
          </table:table-cell>
          <table:table-cell office:value-type="float" office:value="276.875">
            <text:p>276.875</text:p>
          </table:table-cell>
          <table:table-cell office:value-type="float" office:value="0.0103809523809524">
            <text:p>0.0103809524</text:p>
          </table:table-cell>
          <table:table-cell office:value-type="float" office:value="0.0147905379256966">
            <text:p>0.0147905379</text:p>
          </table:table-cell>
          <table:table-cell office:value-type="float" office:value="0.0181248363445928">
            <text:p>0.0181248363</text:p>
          </table:table-cell>
          <table:table-cell office:value-type="float" office:value="1.03654455111111">
            <text:p>1.0365445511</text:p>
          </table:table-cell>
          <table:table-cell office:value-type="float" office:value="1.05219565236372">
            <text:p>1.0521956524</text:p>
          </table:table-cell>
          <table:table-cell office:value-type="float" office:value="1.06408080620341">
            <text:p>1.06408080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762">
            <text:p>7762</text:p>
          </table:table-cell>
          <table:table-cell office:value-type="float" office:value="10727">
            <text:p>10727</text:p>
          </table:table-cell>
          <table:table-cell office:value-type="float" office:value="16681">
            <text:p>16681</text:p>
          </table:table-cell>
          <table:table-cell office:value-type="float" office:value="163.375">
            <text:p>163.375</text:p>
          </table:table-cell>
          <table:table-cell office:value-type="float" office:value="-104.5">
            <text:p>-104.5</text:p>
          </table:table-cell>
          <table:table-cell office:value-type="float" office:value="141.875">
            <text:p>141.875</text:p>
          </table:table-cell>
          <table:table-cell office:value-type="float" office:value="0.0210480546250966">
            <text:p>0.0210480546</text:p>
          </table:table-cell>
          <table:table-cell office:value-type="float" office:value="-0.00974177309592617">
            <text:p>-0.0097417731</text:p>
          </table:table-cell>
          <table:table-cell office:value-type="float" office:value="0.00850518554043523">
            <text:p>0.0085051855</text:p>
          </table:table-cell>
          <table:table-cell office:value-type="float" office:value="1.0745365115707">
            <text:p>1.0745365116</text:p>
          </table:table-cell>
          <table:table-cell office:value-type="float" office:value="0.966089802364641">
            <text:p>0.9660898024</text:p>
          </table:table-cell>
          <table:table-cell office:value-type="float" office:value="1.02990993222643">
            <text:p>1.0299099322</text:p>
          </table:table-cell>
          <table:table-cell office:value-type="float" office:value="33.2770210260897">
            <text:p>33.27702102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693">
            <text:p>7693</text:p>
          </table:table-cell>
          <table:table-cell office:value-type="float" office:value="11506">
            <text:p>11506</text:p>
          </table:table-cell>
          <table:table-cell office:value-type="float" office:value="16226">
            <text:p>16226</text:p>
          </table:table-cell>
          <table:table-cell office:value-type="float" office:value="10">
            <text:p>10</text:p>
          </table:table-cell>
          <table:table-cell office:value-type="float" office:value="-66">
            <text:p>-66</text:p>
          </table:table-cell>
          <table:table-cell office:value-type="float" office:value="351.375">
            <text:p>351.375</text:p>
          </table:table-cell>
          <table:table-cell office:value-type="float" office:value="0.00129988301052905">
            <text:p>0.001299883</text:p>
          </table:table-cell>
          <table:table-cell office:value-type="float" office:value="-0.00573613766730402">
            <text:p>-0.0057361377</text:p>
          </table:table-cell>
          <table:table-cell office:value-type="float" office:value="0.021655059780599">
            <text:p>0.0216550598</text:p>
          </table:table-cell>
          <table:table-cell office:value-type="float" office:value="1.0045529023407">
            <text:p>1.0045529023</text:p>
          </table:table-cell>
          <table:table-cell office:value-type="float" office:value="0.979988008584099">
            <text:p>0.9799880086</text:p>
          </table:table-cell>
          <table:table-cell office:value-type="float" office:value="1.07671183479574">
            <text:p>1.0767118348</text:p>
          </table:table-cell>
          <table:table-cell table:number-columns-repeated="2" office:value-type="float" office:value="0">
            <text:p>0</text:p>
          </table:table-cell>
          <table:table-cell office:value-type="float" office:value="32.3538915001717">
            <text:p>32.353891500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7864">
            <text:p>7864</text:p>
          </table:table-cell>
          <table:table-cell office:value-type="float" office:value="10890">
            <text:p>10890</text:p>
          </table:table-cell>
          <table:table-cell office:value-type="float" office:value="15711">
            <text:p>15711</text:p>
          </table:table-cell>
          <table:table-cell office:value-type="float" office:value="10">
            <text:p>10</text:p>
          </table:table-cell>
          <table:table-cell office:value-type="float" office:value="-74.5">
            <text:p>-74.5</text:p>
          </table:table-cell>
          <table:table-cell office:value-type="float" office:value="542.625">
            <text:p>542.625</text:p>
          </table:table-cell>
          <table:table-cell office:value-type="float" office:value="0.00127161749745677">
            <text:p>0.0012716175</text:p>
          </table:table-cell>
          <table:table-cell office:value-type="float" office:value="-0.00684113865932048">
            <text:p>-0.0068411387</text:p>
          </table:table-cell>
          <table:table-cell office:value-type="float" office:value="0.0345379033797976">
            <text:p>0.0345379034</text:p>
          </table:table-cell>
          <table:table-cell office:value-type="float" office:value="1.00445383058278">
            <text:p>1.0044538306</text:p>
          </table:table-cell>
          <table:table-cell office:value-type="float" office:value="0.976147745001564">
            <text:p>0.976147745</text:p>
          </table:table-cell>
          <table:table-cell office:value-type="float" office:value="1.12322068069824">
            <text:p>1.1232206807</text:p>
          </table:table-cell>
          <table:table-cell table:number-columns-repeated="2" office:value-type="float" office:value="0">
            <text:p>0</text:p>
          </table:table-cell>
          <table:table-cell office:value-type="float" office:value="20.4137859721116">
            <text:p>20.413785972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912">
            <text:p>7912</text:p>
          </table:table-cell>
          <table:table-cell office:value-type="float" office:value="11258">
            <text:p>11258</text:p>
          </table:table-cell>
          <table:table-cell office:value-type="float" office:value="16157">
            <text:p>16157</text:p>
          </table:table-cell>
          <table:table-cell office:value-type="float" office:value="113.875">
            <text:p>113.875</text:p>
          </table:table-cell>
          <table:table-cell office:value-type="float" office:value="116.25">
            <text:p>116.25</text:p>
          </table:table-cell>
          <table:table-cell office:value-type="float" office:value="497.25">
            <text:p>497.25</text:p>
          </table:table-cell>
          <table:table-cell office:value-type="float" office:value="0.0143926946410516">
            <text:p>0.0143926946</text:p>
          </table:table-cell>
          <table:table-cell office:value-type="float" office:value="0.0103259904068218">
            <text:p>0.0103259904</text:p>
          </table:table-cell>
          <table:table-cell office:value-type="float" office:value="0.0307761341833261">
            <text:p>0.0307761342</text:p>
          </table:table-cell>
          <table:table-cell office:value-type="float" office:value="1.05078044457538">
            <text:p>1.0507804446</text:p>
          </table:table-cell>
          <table:table-cell office:value-type="float" office:value="1.03634995353652">
            <text:p>1.0363499535</text:p>
          </table:table-cell>
          <table:table-cell office:value-type="float" office:value="1.10957292369477">
            <text:p>1.1095729237</text:p>
          </table:table-cell>
          <table:table-cell table:number-columns-repeated="2" office:value-type="float" office:value="0">
            <text:p>0</text:p>
          </table:table-cell>
          <table:table-cell office:value-type="float" office:value="22.8670529836485">
            <text:p>22.867052983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37">
            <text:p>437</text:p>
          </table:table-cell>
          <table:table-cell office:value-type="float" office:value="7158">
            <text:p>7158</text:p>
          </table:table-cell>
          <table:table-cell office:value-type="float" office:value="11596">
            <text:p>11596</text:p>
          </table:table-cell>
          <table:table-cell office:value-type="float" office:value="16681">
            <text:p>16681</text:p>
          </table:table-cell>
          <table:table-cell office:value-type="float" office:value="77.375">
            <text:p>77.375</text:p>
          </table:table-cell>
          <table:table-cell office:value-type="float" office:value="57.625">
            <text:p>57.625</text:p>
          </table:table-cell>
          <table:table-cell office:value-type="float" office:value="141.875">
            <text:p>141.875</text:p>
          </table:table-cell>
          <table:table-cell office:value-type="float" office:value="0.0108095836825929">
            <text:p>0.0108095837</text:p>
          </table:table-cell>
          <table:table-cell office:value-type="float" office:value="0.00496938599517075">
            <text:p>0.004969386</text:p>
          </table:table-cell>
          <table:table-cell office:value-type="float" office:value="0.00850518554043523">
            <text:p>0.0085051855</text:p>
          </table:table-cell>
          <table:table-cell office:value-type="float" office:value="1.03806256320388">
            <text:p>1.0380625632</text:p>
          </table:table-cell>
          <table:table-cell office:value-type="float" office:value="1.01744125278555">
            <text:p>1.0174412528</text:p>
          </table:table-cell>
          <table:table-cell office:value-type="float" office:value="1.02990993222643">
            <text:p>1.02990993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7459">
            <text:p>7459</text:p>
          </table:table-cell>
          <table:table-cell office:value-type="float" office:value="11504">
            <text:p>11504</text:p>
          </table:table-cell>
          <table:table-cell office:value-type="float" office:value="16088">
            <text:p>16088</text:p>
          </table:table-cell>
          <table:table-cell office:value-type="float" office:value="-19.75">
            <text:p>-19.75</text:p>
          </table:table-cell>
          <table:table-cell office:value-type="float" office:value="-120.625">
            <text:p>-120.625</text:p>
          </table:table-cell>
          <table:table-cell office:value-type="float" office:value="307.75">
            <text:p>307.75</text:p>
          </table:table-cell>
          <table:table-cell office:value-type="float" office:value="-0.00264780801716048">
            <text:p>-0.002647808</text:p>
          </table:table-cell>
          <table:table-cell office:value-type="float" office:value="-0.010485483310153">
            <text:p>-0.0104854833</text:p>
          </table:table-cell>
          <table:table-cell office:value-type="float" office:value="0.019129164594729">
            <text:p>0.0191291646</text:p>
          </table:table-cell>
          <table:table-cell office:value-type="float" office:value="0.990746413279038">
            <text:p>0.9907464133</text:p>
          </table:table-cell>
          <table:table-cell office:value-type="float" office:value="0.96351630132055">
            <text:p>0.9635163013</text:p>
          </table:table-cell>
          <table:table-cell office:value-type="float" office:value="1.06766928896021">
            <text:p>1.0676692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472">
            <text:p>7472</text:p>
          </table:table-cell>
          <table:table-cell office:value-type="float" office:value="11396">
            <text:p>11396</text:p>
          </table:table-cell>
          <table:table-cell office:value-type="float" office:value="17873">
            <text:p>17873</text:p>
          </table:table-cell>
          <table:table-cell office:value-type="float" office:value="-37.25">
            <text:p>-37.25</text:p>
          </table:table-cell>
          <table:table-cell office:value-type="float" office:value="324">
            <text:p>324</text:p>
          </table:table-cell>
          <table:table-cell office:value-type="float" office:value="33.25">
            <text:p>33.25</text:p>
          </table:table-cell>
          <table:table-cell office:value-type="float" office:value="-0.00498527837259101">
            <text:p>-0.0049852784</text:p>
          </table:table-cell>
          <table:table-cell office:value-type="float" office:value="0.0284310284310284">
            <text:p>0.0284310284</text:p>
          </table:table-cell>
          <table:table-cell office:value-type="float" office:value="0.00186034801096626">
            <text:p>0.001860348</text:p>
          </table:table-cell>
          <table:table-cell office:value-type="float" office:value="0.982600237576818">
            <text:p>0.9826002376</text:p>
          </table:table-cell>
          <table:table-cell office:value-type="float" office:value="1.10109291332879">
            <text:p>1.1010929133</text:p>
          </table:table-cell>
          <table:table-cell office:value-type="float" office:value="1.00651800139204">
            <text:p>1.0065180014</text:p>
          </table:table-cell>
          <table:table-cell office:value-type="float" office:value="0">
            <text:p>0</text:p>
          </table:table-cell>
          <table:table-cell office:value-type="float" office:value="24.7249088189152">
            <text:p>24.7249088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222">
            <text:p>8222</text:p>
          </table:table-cell>
          <table:table-cell office:value-type="float" office:value="11781">
            <text:p>11781</text:p>
          </table:table-cell>
          <table:table-cell office:value-type="float" office:value="18857">
            <text:p>18857</text:p>
          </table:table-cell>
          <table:table-cell office:value-type="float" office:value="52.875">
            <text:p>52.875</text:p>
          </table:table-cell>
          <table:table-cell office:value-type="float" office:value="266.125">
            <text:p>266.125</text:p>
          </table:table-cell>
          <table:table-cell office:value-type="float" office:value="-201.375">
            <text:p>-201.375</text:p>
          </table:table-cell>
          <table:table-cell office:value-type="float" office:value="0.00643091705181221">
            <text:p>0.0064309171</text:p>
          </table:table-cell>
          <table:table-cell office:value-type="float" office:value="0.0225893387658094">
            <text:p>0.0225893388</text:p>
          </table:table-cell>
          <table:table-cell office:value-type="float" office:value="-0.0106790581746831">
            <text:p>-0.0106790582</text:p>
          </table:table-cell>
          <table:table-cell office:value-type="float" office:value="1.02258926880183">
            <text:p>1.0225892688</text:p>
          </table:table-cell>
          <table:table-cell office:value-type="float" office:value="1.08006283100305">
            <text:p>1.080062831</text:p>
          </table:table-cell>
          <table:table-cell office:value-type="float" office:value="0.962846819264266">
            <text:p>0.9628468193</text:p>
          </table:table-cell>
          <table:table-cell office:value-type="float" office:value="0">
            <text:p>0</text:p>
          </table:table-cell>
          <table:table-cell office:value-type="float" office:value="31.0299876175948">
            <text:p>31.0299876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592">
            <text:p>8592</text:p>
          </table:table-cell>
          <table:table-cell office:value-type="float" office:value="11736">
            <text:p>11736</text:p>
          </table:table-cell>
          <table:table-cell office:value-type="float" office:value="17883">
            <text:p>17883</text:p>
          </table:table-cell>
          <table:table-cell office:value-type="float" office:value="-15.75">
            <text:p>-15.75</text:p>
          </table:table-cell>
          <table:table-cell office:value-type="float" office:value="58.375">
            <text:p>58.375</text:p>
          </table:table-cell>
          <table:table-cell office:value-type="float" office:value="9.75">
            <text:p>9.75</text:p>
          </table:table-cell>
          <table:table-cell office:value-type="float" office:value="-0.00183310055865922">
            <text:p>-0.0018331006</text:p>
          </table:table-cell>
          <table:table-cell office:value-type="float" office:value="0.00497401158827539">
            <text:p>0.0049740116</text:p>
          </table:table-cell>
          <table:table-cell office:value-type="float" office:value="0.00054521053514511">
            <text:p>0.0005452105</text:p>
          </table:table-cell>
          <table:table-cell office:value-type="float" office:value="0.993590734149703">
            <text:p>0.9935907341</text:p>
          </table:table-cell>
          <table:table-cell office:value-type="float" office:value="1.01745753250987">
            <text:p>1.0174575325</text:p>
          </table:table-cell>
          <table:table-cell office:value-type="float" office:value="1.00190881949188">
            <text:p>1.00190881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8737">
            <text:p>8737</text:p>
          </table:table-cell>
          <table:table-cell office:value-type="float" office:value="11432">
            <text:p>11432</text:p>
          </table:table-cell>
          <table:table-cell office:value-type="float" office:value="15981">
            <text:p>15981</text:p>
          </table:table-cell>
          <table:table-cell office:value-type="float" office:value="-66.75">
            <text:p>-66.75</text:p>
          </table:table-cell>
          <table:table-cell office:value-type="float" office:value="158">
            <text:p>158</text:p>
          </table:table-cell>
          <table:table-cell office:value-type="float" office:value="299.375">
            <text:p>299.375</text:p>
          </table:table-cell>
          <table:table-cell office:value-type="float" office:value="-0.00763992217008126">
            <text:p>-0.0076399222</text:p>
          </table:table-cell>
          <table:table-cell office:value-type="float" office:value="0.0138208537438768">
            <text:p>0.0138208537</text:p>
          </table:table-cell>
          <table:table-cell office:value-type="float" office:value="0.0187331831549966">
            <text:p>0.0187331832</text:p>
          </table:table-cell>
          <table:table-cell office:value-type="float" office:value="0.973374674489815">
            <text:p>0.9733746745</text:p>
          </table:table-cell>
          <table:table-cell office:value-type="float" office:value="1.04874737946006">
            <text:p>1.0487473795</text:p>
          </table:table-cell>
          <table:table-cell office:value-type="float" office:value="1.06625396805868">
            <text:p>1.06625396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416">
            <text:p>8416</text:p>
          </table:table-cell>
          <table:table-cell office:value-type="float" office:value="11668">
            <text:p>11668</text:p>
          </table:table-cell>
          <table:table-cell office:value-type="float" office:value="17560">
            <text:p>17560</text:p>
          </table:table-cell>
          <table:table-cell office:value-type="float" office:value="266">
            <text:p>266</text:p>
          </table:table-cell>
          <table:table-cell office:value-type="float" office:value="203.75">
            <text:p>203.75</text:p>
          </table:table-cell>
          <table:table-cell office:value-type="float" office:value="-225.125">
            <text:p>-225.125</text:p>
          </table:table-cell>
          <table:table-cell office:value-type="float" office:value="0.031606463878327">
            <text:p>0.0316064639</text:p>
          </table:table-cell>
          <table:table-cell office:value-type="float" office:value="0.0174622900239973">
            <text:p>0.01746229</text:p>
          </table:table-cell>
          <table:table-cell office:value-type="float" office:value="-0.0128203302961276">
            <text:p>-0.0128203303</text:p>
          </table:table-cell>
          <table:table-cell office:value-type="float" office:value="1.11258060194957">
            <text:p>1.1125806019</text:p>
          </table:table-cell>
          <table:table-cell office:value-type="float" office:value="1.06171568096684">
            <text:p>1.061715681</text:p>
          </table:table-cell>
          <table:table-cell office:value-type="float" office:value="0.955450991266601">
            <text:p>0.9554509913</text:p>
          </table:table-cell>
          <table:table-cell office:value-type="float" office:value="22.2753276127797">
            <text:p>22.2753276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390">
            <text:p>8390</text:p>
          </table:table-cell>
          <table:table-cell office:value-type="float" office:value="11150">
            <text:p>11150</text:p>
          </table:table-cell>
          <table:table-cell office:value-type="float" office:value="18062">
            <text:p>18062</text:p>
          </table:table-cell>
          <table:table-cell office:value-type="float" office:value="-13.75">
            <text:p>-13.75</text:p>
          </table:table-cell>
          <table:table-cell office:value-type="float" office:value="-84.625">
            <text:p>-84.625</text:p>
          </table:table-cell>
          <table:table-cell office:value-type="float" office:value="-134.5">
            <text:p>-134.5</text:p>
          </table:table-cell>
          <table:table-cell office:value-type="float" office:value="-0.0016388557806913">
            <text:p>-0.0016388558</text:p>
          </table:table-cell>
          <table:table-cell office:value-type="float" office:value="-0.00758968609865471">
            <text:p>-0.0075896861</text:p>
          </table:table-cell>
          <table:table-cell office:value-type="float" office:value="-0.00744657291551323">
            <text:p>-0.0074465729</text:p>
          </table:table-cell>
          <table:table-cell office:value-type="float" office:value="0.99426926903019">
            <text:p>0.994269269</text:p>
          </table:table-cell>
          <table:table-cell office:value-type="float" office:value="0.973549001191458">
            <text:p>0.9735490012</text:p>
          </table:table-cell>
          <table:table-cell office:value-type="float" office:value="0.974045679634148">
            <text:p>0.9740456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767">
            <text:p>767</text:p>
          </table:table-cell>
          <table:table-cell office:value-type="float" office:value="8712">
            <text:p>8712</text:p>
          </table:table-cell>
          <table:table-cell office:value-type="float" office:value="11302">
            <text:p>11302</text:p>
          </table:table-cell>
          <table:table-cell office:value-type="float" office:value="17143">
            <text:p>17143</text:p>
          </table:table-cell>
          <table:table-cell office:value-type="float" office:value="38.5">
            <text:p>38.5</text:p>
          </table:table-cell>
          <table:table-cell office:value-type="float" office:value="13.25">
            <text:p>13.25</text:p>
          </table:table-cell>
          <table:table-cell office:value-type="float" office:value="-80.625">
            <text:p>-80.625</text:p>
          </table:table-cell>
          <table:table-cell office:value-type="float" office:value="0.00441919191919192">
            <text:p>0.0044191919</text:p>
          </table:table-cell>
          <table:table-cell office:value-type="float" office:value="0.00117235887453548">
            <text:p>0.0011723589</text:p>
          </table:table-cell>
          <table:table-cell office:value-type="float" office:value="-0.00470308580761827">
            <text:p>-0.0047030858</text:p>
          </table:table-cell>
          <table:table-cell office:value-type="float" office:value="1.01550544906132">
            <text:p>1.0155054491</text:p>
          </table:table-cell>
          <table:table-cell office:value-type="float" office:value="1.00410594993452">
            <text:p>1.0041059499</text:p>
          </table:table-cell>
          <table:table-cell office:value-type="float" office:value="0.983582552944919">
            <text:p>0.98358255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558">
            <text:p>8558</text:p>
          </table:table-cell>
          <table:table-cell office:value-type="float" office:value="11174">
            <text:p>11174</text:p>
          </table:table-cell>
          <table:table-cell office:value-type="float" office:value="16933">
            <text:p>16933</text:p>
          </table:table-cell>
          <table:table-cell office:value-type="float" office:value="105.625">
            <text:p>105.625</text:p>
          </table:table-cell>
          <table:table-cell office:value-type="float" office:value="97">
            <text:p>97</text:p>
          </table:table-cell>
          <table:table-cell office:value-type="float" office:value="76.5">
            <text:p>76.5</text:p>
          </table:table-cell>
          <table:table-cell office:value-type="float" office:value="0.0123422528628184">
            <text:p>0.0123422529</text:p>
          </table:table-cell>
          <table:table-cell office:value-type="float" office:value="0.00868086629676034">
            <text:p>0.0086808663</text:p>
          </table:table-cell>
          <table:table-cell office:value-type="float" office:value="0.00451780546861159">
            <text:p>0.0045178055</text:p>
          </table:table-cell>
          <table:table-cell office:value-type="float" office:value="1.04349645418309">
            <text:p>1.0434964542</text:p>
          </table:table-cell>
          <table:table-cell office:value-type="float" office:value="1.0305307326204">
            <text:p>1.0305307326</text:p>
          </table:table-cell>
          <table:table-cell office:value-type="float" office:value="1.01585232384999">
            <text:p>1.01585232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128">
            <text:p>12128</text:p>
          </table:table-cell>
          <table:table-cell office:value-type="float" office:value="19813">
            <text:p>19813</text:p>
          </table:table-cell>
          <table:table-cell office:value-type="float" office:value="179.875">
            <text:p>179.875</text:p>
          </table:table-cell>
          <table:table-cell office:value-type="float" office:value="-39.75">
            <text:p>-39.75</text:p>
          </table:table-cell>
          <table:table-cell office:value-type="float" office:value="65.875">
            <text:p>65.875</text:p>
          </table:table-cell>
          <table:table-cell office:value-type="float" office:value="0.0212116745283019">
            <text:p>0.0212116745</text:p>
          </table:table-cell>
          <table:table-cell office:value-type="float" office:value="-0.00327753957783641">
            <text:p>-0.0032775396</text:p>
          </table:table-cell>
          <table:table-cell office:value-type="float" office:value="0.00332483722808257">
            <text:p>0.0033248372</text:p>
          </table:table-cell>
          <table:table-cell office:value-type="float" office:value="1.07512273371619">
            <text:p>1.0751227337</text:p>
          </table:table-cell>
          <table:table-cell office:value-type="float" office:value="0.988549666318314">
            <text:p>0.9885496663</text:p>
          </table:table-cell>
          <table:table-cell office:value-type="float" office:value="1.01165859720177">
            <text:p>1.0116585972</text:p>
          </table:table-cell>
          <table:table-cell office:value-type="float" office:value="33.0229878145565">
            <text:p>33.0229878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236">
            <text:p>8236</text:p>
          </table:table-cell>
          <table:table-cell office:value-type="float" office:value="12758">
            <text:p>12758</text:p>
          </table:table-cell>
          <table:table-cell office:value-type="float" office:value="18053">
            <text:p>18053</text:p>
          </table:table-cell>
          <table:table-cell office:value-type="float" office:value="-27.375">
            <text:p>-27.375</text:p>
          </table:table-cell>
          <table:table-cell office:value-type="float" office:value="115.5">
            <text:p>115.5</text:p>
          </table:table-cell>
          <table:table-cell office:value-type="float" office:value="194.625">
            <text:p>194.625</text:p>
          </table:table-cell>
          <table:table-cell office:value-type="float" office:value="-0.00332382224380767">
            <text:p>-0.0033238222</text:p>
          </table:table-cell>
          <table:table-cell office:value-type="float" office:value="0.0090531431258818">
            <text:p>0.0090531431</text:p>
          </table:table-cell>
          <table:table-cell office:value-type="float" office:value="0.0107807566609428">
            <text:p>0.0107807567</text:p>
          </table:table-cell>
          <table:table-cell office:value-type="float" office:value="0.988388275823518">
            <text:p>0.9883882758</text:p>
          </table:table-cell>
          <table:table-cell office:value-type="float" office:value="1.03184664136548">
            <text:p>1.0318466414</text:p>
          </table:table-cell>
          <table:table-cell office:value-type="float" office:value="1.0379604487531">
            <text:p>1.03796044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543">
            <text:p>8543</text:p>
          </table:table-cell>
          <table:table-cell office:value-type="float" office:value="11856">
            <text:p>11856</text:p>
          </table:table-cell>
          <table:table-cell office:value-type="float" office:value="16752">
            <text:p>16752</text:p>
          </table:table-cell>
          <table:table-cell office:value-type="float" office:value="-114.25">
            <text:p>-114.25</text:p>
          </table:table-cell>
          <table:table-cell office:value-type="float" office:value="426.625">
            <text:p>426.625</text:p>
          </table:table-cell>
          <table:table-cell office:value-type="float" office:value="-83.125">
            <text:p>-83.125</text:p>
          </table:table-cell>
          <table:table-cell office:value-type="float" office:value="-0.0133735221819033">
            <text:p>-0.0133735222</text:p>
          </table:table-cell>
          <table:table-cell office:value-type="float" office:value="0.0359838900134953">
            <text:p>0.03598389</text:p>
          </table:table-cell>
          <table:table-cell office:value-type="float" office:value="-0.00496209407831901">
            <text:p>-0.0049620941</text:p>
          </table:table-cell>
          <table:table-cell office:value-type="float" office:value="0.953543220510616">
            <text:p>0.9535432205</text:p>
          </table:table-cell>
          <table:table-cell office:value-type="float" office:value="1.12848150211462">
            <text:p>1.1284815021</text:p>
          </table:table-cell>
          <table:table-cell office:value-type="float" office:value="0.982680930586062">
            <text:p>0.9826809306</text:p>
          </table:table-cell>
          <table:table-cell office:value-type="float" office:value="0">
            <text:p>0</text:p>
          </table:table-cell>
          <table:table-cell office:value-type="float" office:value="19.6072400483725">
            <text:p>19.6072400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8362">
            <text:p>8362</text:p>
          </table:table-cell>
          <table:table-cell office:value-type="float" office:value="11802">
            <text:p>11802</text:p>
          </table:table-cell>
          <table:table-cell office:value-type="float" office:value="16583">
            <text:p>16583</text:p>
          </table:table-cell>
          <table:table-cell office:value-type="float" office:value="45.375">
            <text:p>45.375</text:p>
          </table:table-cell>
          <table:table-cell office:value-type="float" office:value="43">
            <text:p>43</text:p>
          </table:table-cell>
          <table:table-cell office:value-type="float" office:value="110.5">
            <text:p>110.5</text:p>
          </table:table-cell>
          <table:table-cell office:value-type="float" office:value="0.00542633341305908">
            <text:p>0.0054263334</text:p>
          </table:table-cell>
          <table:table-cell office:value-type="float" office:value="0.00364345026266734">
            <text:p>0.0036434503</text:p>
          </table:table-cell>
          <table:table-cell office:value-type="float" office:value="0.00666345052161852">
            <text:p>0.0066634505</text:p>
          </table:table-cell>
          <table:table-cell office:value-type="float" office:value="1.01904987933055">
            <text:p>1.0190498793</text:p>
          </table:table-cell>
          <table:table-cell office:value-type="float" office:value="1.01277809438978">
            <text:p>1.0127780944</text:p>
          </table:table-cell>
          <table:table-cell office:value-type="float" office:value="1.02340910390846">
            <text:p>1.0234091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8160">
            <text:p>8160</text:p>
          </table:table-cell>
          <table:table-cell office:value-type="float" office:value="11718">
            <text:p>11718</text:p>
          </table:table-cell>
          <table:table-cell office:value-type="float" office:value="19149">
            <text:p>19149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  <table:table-cell office:value-type="float" office:value="44">
            <text:p>44</text:p>
          </table:table-cell>
          <table:table-cell office:value-type="float" office:value="0.0156862745098039">
            <text:p>0.0156862745</text:p>
          </table:table-cell>
          <table:table-cell office:value-type="float" office:value="0.0138248847926267">
            <text:p>0.0138248848</text:p>
          </table:table-cell>
          <table:table-cell office:value-type="float" office:value="0.00229777011854405">
            <text:p>0.0022977701</text:p>
          </table:table-cell>
          <table:table-cell office:value-type="float" office:value="1.05538423683199">
            <text:p>1.0553842368</text:p>
          </table:table-cell>
          <table:table-cell office:value-type="float" office:value="1.04876170655567">
            <text:p>1.0487617066</text:p>
          </table:table-cell>
          <table:table-cell office:value-type="float" office:value="1.00805254372004">
            <text:p>1.0080525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110">
            <text:p>8110</text:p>
          </table:table-cell>
          <table:table-cell office:value-type="float" office:value="12033">
            <text:p>12033</text:p>
          </table:table-cell>
          <table:table-cell office:value-type="float" office:value="17492">
            <text:p>17492</text:p>
          </table:table-cell>
          <table:table-cell office:value-type="float" office:value="-25.625">
            <text:p>-25.625</text:p>
          </table:table-cell>
          <table:table-cell office:value-type="float" office:value="190.25">
            <text:p>190.25</text:p>
          </table:table-cell>
          <table:table-cell office:value-type="float" office:value="203.375">
            <text:p>203.375</text:p>
          </table:table-cell>
          <table:table-cell office:value-type="float" office:value="-0.0031596794081381">
            <text:p>-0.0031596794</text:p>
          </table:table-cell>
          <table:table-cell office:value-type="float" office:value="0.0158106872766559">
            <text:p>0.0158106873</text:p>
          </table:table-cell>
          <table:table-cell office:value-type="float" office:value="0.0116267436542419">
            <text:p>0.0116267437</text:p>
          </table:table-cell>
          <table:table-cell office:value-type="float" office:value="0.988960689876483">
            <text:p>0.9889606899</text:p>
          </table:table-cell>
          <table:table-cell office:value-type="float" office:value="1.05582736201933">
            <text:p>1.055827362</text:p>
          </table:table-cell>
          <table:table-cell office:value-type="float" office:value="1.04095855787913">
            <text:p>1.04095855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11680">
            <text:p>11680</text:p>
          </table:table-cell>
          <table:table-cell office:value-type="float" office:value="19655">
            <text:p>19655</text:p>
          </table:table-cell>
          <table:table-cell office:value-type="float" office:value="-90.25">
            <text:p>-90.25</text:p>
          </table:table-cell>
          <table:table-cell office:value-type="float" office:value="380">
            <text:p>380</text:p>
          </table:table-cell>
          <table:table-cell office:value-type="float" office:value="564.625">
            <text:p>564.625</text:p>
          </table:table-cell>
          <table:table-cell office:value-type="float" office:value="-0.0109980502071655">
            <text:p>-0.0109980502</text:p>
          </table:table-cell>
          <table:table-cell office:value-type="float" office:value="0.0325342465753425">
            <text:p>0.0325342466</text:p>
          </table:table-cell>
          <table:table-cell office:value-type="float" office:value="0.0287267870770796">
            <text:p>0.0287267871</text:p>
          </table:table-cell>
          <table:table-cell office:value-type="float" office:value="0.961743900207305">
            <text:p>0.9617439002</text:p>
          </table:table-cell>
          <table:table-cell office:value-type="float" office:value="1.11594447832614">
            <text:p>1.1159444783</text:p>
          </table:table-cell>
          <table:table-cell office:value-type="float" office:value="1.10216120222949">
            <text:p>1.1021612022</text:p>
          </table:table-cell>
          <table:table-cell office:value-type="float" office:value="0">
            <text:p>0</text:p>
          </table:table-cell>
          <table:table-cell office:value-type="float" office:value="21.6498797374195">
            <text:p>21.6498797374</text:p>
          </table:table-cell>
          <table:table-cell office:value-type="float" office:value="24.4738866830289">
            <text:p>24.47388668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8758">
            <text:p>8758</text:p>
          </table:table-cell>
          <table:table-cell office:value-type="float" office:value="12930">
            <text:p>12930</text:p>
          </table:table-cell>
          <table:table-cell office:value-type="float" office:value="22360">
            <text:p>22360</text:p>
          </table:table-cell>
          <table:table-cell office:value-type="float" office:value="352.375">
            <text:p>352.375</text:p>
          </table:table-cell>
          <table:table-cell office:value-type="float" office:value="368.75">
            <text:p>368.75</text:p>
          </table:table-cell>
          <table:table-cell office:value-type="float" office:value="625.875">
            <text:p>625.875</text:p>
          </table:table-cell>
          <table:table-cell office:value-type="float" office:value="0.0402346426124686">
            <text:p>0.0402346426</text:p>
          </table:table-cell>
          <table:table-cell office:value-type="float" office:value="0.0285189481825213">
            <text:p>0.0285189482</text:p>
          </table:table-cell>
          <table:table-cell office:value-type="float" office:value="0.027990831842576">
            <text:p>0.0279908318</text:p>
          </table:table-cell>
          <table:table-cell office:value-type="float" office:value="1.1439941490173">
            <text:p>1.143994149</text:p>
          </table:table-cell>
          <table:table-cell office:value-type="float" office:value="1.10141044623348">
            <text:p>1.1014104462</text:p>
          </table:table-cell>
          <table:table-cell office:value-type="float" office:value="1.09950354531681">
            <text:p>1.0995035453</text:p>
          </table:table-cell>
          <table:table-cell office:value-type="float" office:value="17.5719163044986">
            <text:p>17.5719163045</text:p>
          </table:table-cell>
          <table:table-cell office:value-type="float" office:value="24.6497440426087">
            <text:p>24.6497440426</text:p>
          </table:table-cell>
          <table:table-cell office:value-type="float" office:value="25.1083438320512">
            <text:p>25.108343832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464">
            <text:p>13464</text:p>
          </table:table-cell>
          <table:table-cell office:value-type="float" office:value="20808">
            <text:p>20808</text:p>
          </table:table-cell>
          <table:table-cell office:value-type="float" office:value="66.375">
            <text:p>66.375</text:p>
          </table:table-cell>
          <table:table-cell office:value-type="float" office:value="45">
            <text:p>45</text:p>
          </table:table-cell>
          <table:table-cell office:value-type="float" office:value="921.75">
            <text:p>921.75</text:p>
          </table:table-cell>
          <table:table-cell office:value-type="float" office:value="0.00764865176307905">
            <text:p>0.0076486518</text:p>
          </table:table-cell>
          <table:table-cell office:value-type="float" office:value="0.00334224598930481">
            <text:p>0.003342246</text:p>
          </table:table-cell>
          <table:table-cell office:value-type="float" office:value="0.0442978662053057">
            <text:p>0.0442978662</text:p>
          </table:table-cell>
          <table:table-cell office:value-type="float" office:value="1.02688494484341">
            <text:p>1.0268849448</text:p>
          </table:table-cell>
          <table:table-cell office:value-type="float" office:value="1.01171975535474">
            <text:p>1.0117197554</text:p>
          </table:table-cell>
          <table:table-cell office:value-type="float" office:value="1.15888864158124">
            <text:p>1.1588886416</text:p>
          </table:table-cell>
          <table:table-cell table:number-columns-repeated="2" office:value-type="float" office:value="0">
            <text:p>0</text:p>
          </table:table-cell>
          <table:table-cell office:value-type="float" office:value="15.9914868830725">
            <text:p>15.991486883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423">
            <text:p>423</text:p>
          </table:table-cell>
          <table:table-cell office:value-type="float" office:value="9036">
            <text:p>9036</text:p>
          </table:table-cell>
          <table:table-cell office:value-type="float" office:value="12543">
            <text:p>12543</text:p>
          </table:table-cell>
          <table:table-cell office:value-type="float" office:value="20258">
            <text:p>20258</text:p>
          </table:table-cell>
          <table:table-cell office:value-type="float" office:value="118.125">
            <text:p>118.125</text:p>
          </table:table-cell>
          <table:table-cell office:value-type="float" office:value="133">
            <text:p>133</text:p>
          </table:table-cell>
          <table:table-cell office:value-type="float" office:value="1126.875">
            <text:p>1126.875</text:p>
          </table:table-cell>
          <table:table-cell office:value-type="float" office:value="0.0130727091633466">
            <text:p>0.0130727092</text:p>
          </table:table-cell>
          <table:table-cell office:value-type="float" office:value="0.0106035238778602">
            <text:p>0.0106035239</text:p>
          </table:table-cell>
          <table:table-cell office:value-type="float" office:value="0.0556261723763452">
            <text:p>0.0556261724</text:p>
          </table:table-cell>
          <table:table-cell office:value-type="float" office:value="1.04608943769246">
            <text:p>1.0460894377</text:p>
          </table:table-cell>
          <table:table-cell office:value-type="float" office:value="1.03733270562102">
            <text:p>1.0373327056</text:p>
          </table:table-cell>
          <table:table-cell office:value-type="float" office:value="1.20075637458156">
            <text:p>1.2007563746</text:p>
          </table:table-cell>
          <table:table-cell table:number-columns-repeated="2" office:value-type="float" office:value="0">
            <text:p>0</text:p>
          </table:table-cell>
          <table:table-cell office:value-type="float" office:value="12.8042571132166">
            <text:p>12.804257113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784">
            <text:p>8784</text:p>
          </table:table-cell>
          <table:table-cell office:value-type="float" office:value="13805">
            <text:p>13805</text:p>
          </table:table-cell>
          <table:table-cell office:value-type="float" office:value="20900">
            <text:p>20900</text:p>
          </table:table-cell>
          <table:table-cell office:value-type="float" office:value="293.125">
            <text:p>293.125</text:p>
          </table:table-cell>
          <table:table-cell office:value-type="float" office:value="330.125">
            <text:p>330.125</text:p>
          </table:table-cell>
          <table:table-cell office:value-type="float" office:value="1138.5">
            <text:p>1138.5</text:p>
          </table:table-cell>
          <table:table-cell office:value-type="float" office:value="0.0333703324225865">
            <text:p>0.0333703324</text:p>
          </table:table-cell>
          <table:table-cell office:value-type="float" office:value="0.0239134371604491">
            <text:p>0.0239134372</text:p>
          </table:table-cell>
          <table:table-cell office:value-type="float" office:value="0.0544736842105263">
            <text:p>0.0544736842</text:p>
          </table:table-cell>
          <table:table-cell office:value-type="float" office:value="1.1189787784876">
            <text:p>1.1189787785</text:p>
          </table:table-cell>
          <table:table-cell office:value-type="float" office:value="1.08481786091615">
            <text:p>1.0848178609</text:p>
          </table:table-cell>
          <table:table-cell office:value-type="float" office:value="1.19647396398892">
            <text:p>1.196473964</text:p>
          </table:table-cell>
          <table:table-cell office:value-type="float" office:value="21.1160373166914">
            <text:p>21.1160373167</text:p>
          </table:table-cell>
          <table:table-cell office:value-type="float" office:value="29.3308861958517">
            <text:p>29.3308861959</text:p>
          </table:table-cell>
          <table:table-cell office:value-type="float" office:value="13.0679509172365">
            <text:p>13.067950917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8758">
            <text:p>8758</text:p>
          </table:table-cell>
          <table:table-cell office:value-type="float" office:value="14958">
            <text:p>14958</text:p>
          </table:table-cell>
          <table:table-cell office:value-type="float" office:value="21550">
            <text:p>21550</text:p>
          </table:table-cell>
          <table:table-cell office:value-type="float" office:value="352.375">
            <text:p>352.375</text:p>
          </table:table-cell>
          <table:table-cell office:value-type="float" office:value="569.75">
            <text:p>569.75</text:p>
          </table:table-cell>
          <table:table-cell office:value-type="float" office:value="560">
            <text:p>560</text:p>
          </table:table-cell>
          <table:table-cell office:value-type="float" office:value="0.0402346426124686">
            <text:p>0.0402346426</text:p>
          </table:table-cell>
          <table:table-cell office:value-type="float" office:value="0.0380899852921514">
            <text:p>0.0380899853</text:p>
          </table:table-cell>
          <table:table-cell office:value-type="float" office:value="0.0259860788863109">
            <text:p>0.0259860789</text:p>
          </table:table-cell>
          <table:table-cell office:value-type="float" office:value="1.1439941490173">
            <text:p>1.143994149</text:p>
          </table:table-cell>
          <table:table-cell office:value-type="float" office:value="1.13615860860246">
            <text:p>1.1361586086</text:p>
          </table:table-cell>
          <table:table-cell office:value-type="float" office:value="1.09227481764202">
            <text:p>1.0922748176</text:p>
          </table:table-cell>
          <table:table-cell office:value-type="float" office:value="17.5719163044986">
            <text:p>17.5719163045</text:p>
          </table:table-cell>
          <table:table-cell office:value-type="float" office:value="18.5420370328883">
            <text:p>18.5420370329</text:p>
          </table:table-cell>
          <table:table-cell office:value-type="float" office:value="27.01888058642">
            <text:p>27.018880586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559">
            <text:p>14559</text:p>
          </table:table-cell>
          <table:table-cell office:value-type="float" office:value="23382">
            <text:p>23382</text:p>
          </table:table-cell>
          <table:table-cell office:value-type="float" office:value="46">
            <text:p>46</text:p>
          </table:table-cell>
          <table:table-cell office:value-type="float" office:value="103.125">
            <text:p>103.125</text:p>
          </table:table-cell>
          <table:table-cell office:value-type="float" office:value="777.75">
            <text:p>777.75</text:p>
          </table:table-cell>
          <table:table-cell office:value-type="float" office:value="0.00538767861325837">
            <text:p>0.0053876786</text:p>
          </table:table-cell>
          <table:table-cell office:value-type="float" office:value="0.00708324747578817">
            <text:p>0.0070832475</text:p>
          </table:table-cell>
          <table:table-cell office:value-type="float" office:value="0.0332627662304337">
            <text:p>0.0332627662</text:p>
          </table:table-cell>
          <table:table-cell office:value-type="float" office:value="1.01891376822485">
            <text:p>1.0189137682</text:p>
          </table:table-cell>
          <table:table-cell office:value-type="float" office:value="1.02488970405907">
            <text:p>1.0248897041</text:p>
          </table:table-cell>
          <table:table-cell office:value-type="float" office:value="1.11858824857643">
            <text:p>1.1185882486</text:p>
          </table:table-cell>
          <table:table-cell table:number-columns-repeated="2" office:value-type="float" office:value="0">
            <text:p>0</text:p>
          </table:table-cell>
          <table:table-cell office:value-type="float" office:value="21.1832144136746">
            <text:p>21.183214413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752">
            <text:p>14752</text:p>
          </table:table-cell>
          <table:table-cell office:value-type="float" office:value="25882">
            <text:p>25882</text:p>
          </table:table-cell>
          <table:table-cell office:value-type="float" office:value="135.375">
            <text:p>135.375</text:p>
          </table:table-cell>
          <table:table-cell office:value-type="float" office:value="488.625">
            <text:p>488.625</text:p>
          </table:table-cell>
          <table:table-cell office:value-type="float" office:value="917.25">
            <text:p>917.25</text:p>
          </table:table-cell>
          <table:table-cell office:value-type="float" office:value="0.0154855868222375">
            <text:p>0.0154855868</text:p>
          </table:table-cell>
          <table:table-cell office:value-type="float" office:value="0.0331226274403471">
            <text:p>0.0331226274</text:p>
          </table:table-cell>
          <table:table-cell office:value-type="float" office:value="0.0354396878139247">
            <text:p>0.0354396878</text:p>
          </table:table-cell>
          <table:table-cell office:value-type="float" office:value="1.05466956854032">
            <text:p>1.0546695685</text:p>
          </table:table-cell>
          <table:table-cell office:value-type="float" office:value="1.11807952860038">
            <text:p>1.1180795286</text:p>
          </table:table-cell>
          <table:table-cell office:value-type="float" office:value="1.12650061143454">
            <text:p>1.1265006114</text:p>
          </table:table-cell>
          <table:table-cell office:value-type="float" office:value="0">
            <text:p>0</text:p>
          </table:table-cell>
          <table:table-cell office:value-type="float" office:value="21.2713881552782">
            <text:p>21.2713881553</text:p>
          </table:table-cell>
          <table:table-cell office:value-type="float" office:value="19.9030633040236">
            <text:p>19.90306330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610">
            <text:p>16610</text:p>
          </table:table-cell>
          <table:table-cell office:value-type="float" office:value="28763">
            <text:p>28763</text:p>
          </table:table-cell>
          <table:table-cell office:value-type="float" office:value="252.125">
            <text:p>252.125</text:p>
          </table:table-cell>
          <table:table-cell office:value-type="float" office:value="249.75">
            <text:p>249.75</text:p>
          </table:table-cell>
          <table:table-cell office:value-type="float" office:value="397.375">
            <text:p>397.375</text:p>
          </table:table-cell>
          <table:table-cell office:value-type="float" office:value="0.0244259833365627">
            <text:p>0.0244259833</text:p>
          </table:table-cell>
          <table:table-cell office:value-type="float" office:value="0.0150361228175798">
            <text:p>0.0150361228</text:p>
          </table:table-cell>
          <table:table-cell office:value-type="float" office:value="0.0138154921252999">
            <text:p>0.0138154921</text:p>
          </table:table-cell>
          <table:table-cell office:value-type="float" office:value="1.08666033385541">
            <text:p>1.0866603339</text:p>
          </table:table-cell>
          <table:table-cell office:value-type="float" office:value="1.05306955644072">
            <text:p>1.0530695564</text:p>
          </table:table-cell>
          <table:table-cell office:value-type="float" office:value="1.04872832337097">
            <text:p>1.0487283234</text:p>
          </table:table-cell>
          <table:table-cell office:value-type="float" office:value="28.7226321046201">
            <text:p>28.72263210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598">
            <text:p>11598</text:p>
          </table:table-cell>
          <table:table-cell office:value-type="float" office:value="16354">
            <text:p>16354</text:p>
          </table:table-cell>
          <table:table-cell office:value-type="float" office:value="27917">
            <text:p>27917</text:p>
          </table:table-cell>
          <table:table-cell office:value-type="float" office:value="366.625">
            <text:p>366.625</text:p>
          </table:table-cell>
          <table:table-cell office:value-type="float" office:value="-107.25">
            <text:p>-107.25</text:p>
          </table:table-cell>
          <table:table-cell office:value-type="float" office:value="-136.75">
            <text:p>-136.75</text:p>
          </table:table-cell>
          <table:table-cell office:value-type="float" office:value="0.0316110536299362">
            <text:p>0.0316110536</text:p>
          </table:table-cell>
          <table:table-cell office:value-type="float" office:value="-0.00655802861685215">
            <text:p>-0.0065580286</text:p>
          </table:table-cell>
          <table:table-cell office:value-type="float" office:value="-0.0048984489737436">
            <text:p>-0.004898449</text:p>
          </table:table-cell>
          <table:table-cell office:value-type="float" office:value="1.1125972347795">
            <text:p>1.1125972348</text:p>
          </table:table-cell>
          <table:table-cell office:value-type="float" office:value="0.977131195010123">
            <text:p>0.977131195</text:p>
          </table:table-cell>
          <table:table-cell office:value-type="float" office:value="0.9829024584045">
            <text:p>0.9829024584</text:p>
          </table:table-cell>
          <table:table-cell office:value-type="float" office:value="22.272143160021">
            <text:p>22.272143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10840">
            <text:p>10840</text:p>
          </table:table-cell>
          <table:table-cell office:value-type="float" office:value="16379">
            <text:p>16379</text:p>
          </table:table-cell>
          <table:table-cell office:value-type="float" office:value="27030">
            <text:p>27030</text:p>
          </table:table-cell>
          <table:table-cell office:value-type="float" office:value="443.5">
            <text:p>443.5</text:p>
          </table:table-cell>
          <table:table-cell office:value-type="float" office:value="484.5">
            <text:p>484.5</text:p>
          </table:table-cell>
          <table:table-cell office:value-type="float" office:value="-693.375">
            <text:p>-693.375</text:p>
          </table:table-cell>
          <table:table-cell office:value-type="float" office:value="0.0409132841328413">
            <text:p>0.0409132841</text:p>
          </table:table-cell>
          <table:table-cell office:value-type="float" office:value="0.0295805604737774">
            <text:p>0.0295805605</text:p>
          </table:table-cell>
          <table:table-cell office:value-type="float" office:value="-0.0256520532741398">
            <text:p>-0.0256520533</text:p>
          </table:table-cell>
          <table:table-cell office:value-type="float" office:value="1.14647733222927">
            <text:p>1.1464773322</text:p>
          </table:table-cell>
          <table:table-cell office:value-type="float" office:value="1.10524698039179">
            <text:p>1.1052469804</text:p>
          </table:table-cell>
          <table:table-cell office:value-type="float" office:value="0.911507548101382">
            <text:p>0.9115075481</text:p>
          </table:table-cell>
          <table:table-cell office:value-type="float" office:value="17.2861186618761">
            <text:p>17.2861186619</text:p>
          </table:table-cell>
          <table:table-cell office:value-type="float" office:value="23.7774133291628">
            <text:p>23.7774133292</text:p>
          </table:table-cell>
          <table:table-cell office:value-type="float" office:value="-26.6730442313541">
            <text:p>-26.673044231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695">
            <text:p>10695</text:p>
          </table:table-cell>
          <table:table-cell office:value-type="float" office:value="18087">
            <text:p>18087</text:p>
          </table:table-cell>
          <table:table-cell office:value-type="float" office:value="27570">
            <text:p>27570</text:p>
          </table:table-cell>
          <table:table-cell office:value-type="float" office:value="613.875">
            <text:p>613.875</text:p>
          </table:table-cell>
          <table:table-cell office:value-type="float" office:value="1025">
            <text:p>1025</text:p>
          </table:table-cell>
          <table:table-cell office:value-type="float" office:value="-1063.875">
            <text:p>-1063.875</text:p>
          </table:table-cell>
          <table:table-cell office:value-type="float" office:value="0.057398316970547">
            <text:p>0.057398317</text:p>
          </table:table-cell>
          <table:table-cell office:value-type="float" office:value="0.056670536849671">
            <text:p>0.0566705368</text:p>
          </table:table-cell>
          <table:table-cell office:value-type="float" office:value="-0.0385881392818281">
            <text:p>-0.0385881393</text:p>
          </table:table-cell>
          <table:table-cell office:value-type="float" office:value="1.20735146030738">
            <text:p>1.2073514603</text:p>
          </table:table-cell>
          <table:table-cell office:value-type="float" office:value="1.20464151647764">
            <text:p>1.2046415165</text:p>
          </table:table-cell>
          <table:table-cell office:value-type="float" office:value="0.86786003972034">
            <text:p>0.8678600397</text:p>
          </table:table-cell>
          <table:table-cell office:value-type="float" office:value="12.4194388973445">
            <text:p>12.4194388973</text:p>
          </table:table-cell>
          <table:table-cell office:value-type="float" office:value="12.5745634363705">
            <text:p>12.5745634364</text:p>
          </table:table-cell>
          <table:table-cell office:value-type="float" office:value="-17.6138536725904">
            <text:p>-17.613853672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889">
            <text:p>10889</text:p>
          </table:table-cell>
          <table:table-cell office:value-type="float" office:value="17234">
            <text:p>17234</text:p>
          </table:table-cell>
          <table:table-cell office:value-type="float" office:value="28078">
            <text:p>28078</text:p>
          </table:table-cell>
          <table:table-cell office:value-type="float" office:value="592.875">
            <text:p>592.875</text:p>
          </table:table-cell>
          <table:table-cell office:value-type="float" office:value="-845">
            <text:p>-845</text:p>
          </table:table-cell>
          <table:table-cell office:value-type="float" office:value="359.875">
            <text:p>359.875</text:p>
          </table:table-cell>
          <table:table-cell office:value-type="float" office:value="0.0544471484984847">
            <text:p>0.0544471485</text:p>
          </table:table-cell>
          <table:table-cell office:value-type="float" office:value="-0.049030985261692">
            <text:p>-0.0490309853</text:p>
          </table:table-cell>
          <table:table-cell office:value-type="float" office:value="0.0128169741434575">
            <text:p>0.0128169741</text:p>
          </table:table-cell>
          <table:table-cell office:value-type="float" office:value="1.19637542402474">
            <text:p>1.196375424</text:p>
          </table:table-cell>
          <table:table-cell office:value-type="float" office:value="0.833103465114913">
            <text:p>0.8331034651</text:p>
          </table:table-cell>
          <table:table-cell office:value-type="float" office:value="1.04518138816144">
            <text:p>1.0451813882</text:p>
          </table:table-cell>
          <table:table-cell office:value-type="float" office:value="13.0741538359324">
            <text:p>13.0741538359</text:p>
          </table:table-cell>
          <table:table-cell office:value-type="float" office:value="-13.7874439168884">
            <text:p>-13.7874439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10933">
            <text:p>10933</text:p>
          </table:table-cell>
          <table:table-cell office:value-type="float" office:value="15685">
            <text:p>15685</text:p>
          </table:table-cell>
          <table:table-cell office:value-type="float" office:value="27080">
            <text:p>27080</text:p>
          </table:table-cell>
          <table:table-cell office:value-type="float" office:value="361.25">
            <text:p>361.25</text:p>
          </table:table-cell>
          <table:table-cell office:value-type="float" office:value="-131.75">
            <text:p>-131.75</text:p>
          </table:table-cell>
          <table:table-cell office:value-type="float" office:value="-142">
            <text:p>-142</text:p>
          </table:table-cell>
          <table:table-cell office:value-type="float" office:value="0.0330421659196927">
            <text:p>0.0330421659</text:p>
          </table:table-cell>
          <table:table-cell office:value-type="float" office:value="-0.00839974497927957">
            <text:p>-0.008399745</text:p>
          </table:table-cell>
          <table:table-cell office:value-type="float" office:value="-0.0052437223042836">
            <text:p>-0.0052437223</text:p>
          </table:table-cell>
          <table:table-cell office:value-type="float" office:value="1.11778747878711">
            <text:p>1.1177874788</text:p>
          </table:table-cell>
          <table:table-cell office:value-type="float" office:value="0.970739181775327">
            <text:p>0.9707391818</text:p>
          </table:table-cell>
          <table:table-cell office:value-type="float" office:value="0.981700865317272">
            <text:p>0.9817008653</text:p>
          </table:table-cell>
          <table:table-cell office:value-type="float" office:value="21.3223515966795">
            <text:p>21.32235159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9376">
            <text:p>9376</text:p>
          </table:table-cell>
          <table:table-cell office:value-type="float" office:value="15778">
            <text:p>15778</text:p>
          </table:table-cell>
          <table:table-cell office:value-type="float" office:value="26134">
            <text:p>26134</text:p>
          </table:table-cell>
          <table:table-cell office:value-type="float" office:value="-692.5">
            <text:p>-692.5</text:p>
          </table:table-cell>
          <table:table-cell office:value-type="float" office:value="-967.375">
            <text:p>-967.375</text:p>
          </table:table-cell>
          <table:table-cell office:value-type="float" office:value="-589.375">
            <text:p>-589.375</text:p>
          </table:table-cell>
          <table:table-cell office:value-type="float" office:value="-0.0738587883959044">
            <text:p>-0.0738587884</text:p>
          </table:table-cell>
          <table:table-cell office:value-type="float" office:value="-0.0613116364558246">
            <text:p>-0.0613116365</text:p>
          </table:table-cell>
          <table:table-cell office:value-type="float" office:value="-0.0225520394887886">
            <text:p>-0.0225520395</text:p>
          </table:table-cell>
          <table:table-cell office:value-type="float" office:value="0.752186277036024">
            <text:p>0.752186277</text:p>
          </table:table-cell>
          <table:table-cell office:value-type="float" office:value="0.792777141263801">
            <text:p>0.7927771413</text:p>
          </table:table-cell>
          <table:table-cell office:value-type="float" office:value="0.922064706980044">
            <text:p>0.922064707</text:p>
          </table:table-cell>
          <table:table-cell office:value-type="float" office:value="-9.03375723336688">
            <text:p>-9.0337572334</text:p>
          </table:table-cell>
          <table:table-cell office:value-type="float" office:value="-10.9550839542691">
            <text:p>-10.9550839543</text:p>
          </table:table-cell>
          <table:table-cell office:value-type="float" office:value="-30.3875632164808">
            <text:p>-30.387563216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8800">
            <text:p>8800</text:p>
          </table:table-cell>
          <table:table-cell office:value-type="float" office:value="16980">
            <text:p>16980</text:p>
          </table:table-cell>
          <table:table-cell office:value-type="float" office:value="26441">
            <text:p>26441</text:p>
          </table:table-cell>
          <table:table-cell office:value-type="float" office:value="-686.5">
            <text:p>-686.5</text:p>
          </table:table-cell>
          <table:table-cell office:value-type="float" office:value="584.125">
            <text:p>584.125</text:p>
          </table:table-cell>
          <table:table-cell office:value-type="float" office:value="-890.625">
            <text:p>-890.625</text:p>
          </table:table-cell>
          <table:table-cell office:value-type="float" office:value="-0.0780113636363636">
            <text:p>-0.0780113636</text:p>
          </table:table-cell>
          <table:table-cell office:value-type="float" office:value="0.034400765606596">
            <text:p>0.0344007656</text:p>
          </table:table-cell>
          <table:table-cell office:value-type="float" office:value="-0.0336834839832079">
            <text:p>-0.033683484</text:p>
          </table:table-cell>
          <table:table-cell office:value-type="float" office:value="0.738888342071281">
            <text:p>0.7388883421</text:p>
          </table:table-cell>
          <table:table-cell office:value-type="float" office:value="1.12272216846475">
            <text:p>1.1227221685</text:p>
          </table:table-cell>
          <table:table-cell office:value-type="float" office:value="0.884331577161537">
            <text:p>0.8843315772</text:p>
          </table:table-cell>
          <table:table-cell office:value-type="float" office:value="-8.53394318667367">
            <text:p>-8.5339431867</text:p>
          </table:table-cell>
          <table:table-cell office:value-type="float" office:value="20.4937988771454">
            <text:p>20.4937988771</text:p>
          </table:table-cell>
          <table:table-cell office:value-type="float" office:value="-20.2296980715941">
            <text:p>-20.229698071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9920">
            <text:p>9920</text:p>
          </table:table-cell>
          <table:table-cell office:value-type="float" office:value="16828">
            <text:p>16828</text:p>
          </table:table-cell>
          <table:table-cell office:value-type="float" office:value="27071">
            <text:p>27071</text:p>
          </table:table-cell>
          <table:table-cell office:value-type="float" office:value="-418.5">
            <text:p>-418.5</text:p>
          </table:table-cell>
          <table:table-cell office:value-type="float" office:value="-756.25">
            <text:p>-756.25</text:p>
          </table:table-cell>
          <table:table-cell office:value-type="float" office:value="348.875">
            <text:p>348.875</text:p>
          </table:table-cell>
          <table:table-cell office:value-type="float" office:value="-0.0421875">
            <text:p>-0.0421875</text:p>
          </table:table-cell>
          <table:table-cell office:value-type="float" office:value="-0.0449399809840742">
            <text:p>-0.044939981</text:p>
          </table:table-cell>
          <table:table-cell office:value-type="float" office:value="0.0128874071885043">
            <text:p>0.0128874072</text:p>
          </table:table-cell>
          <table:table-cell office:value-type="float" office:value="0.85583212890625">
            <text:p>0.8558321289</text:p>
          </table:table-cell>
          <table:table-cell office:value-type="float" office:value="0.846668486261804">
            <text:p>0.8466684863</text:p>
          </table:table-cell>
          <table:table-cell office:value-type="float" office:value="1.04543145227729">
            <text:p>1.0454314523</text:p>
          </table:table-cell>
          <table:table-cell office:value-type="float" office:value="-16.0810921370642">
            <text:p>-16.0810921371</text:p>
          </table:table-cell>
          <table:table-cell office:value-type="float" office:value="-15.0746128511558">
            <text:p>-15.0746128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0240">
            <text:p>10240</text:p>
          </table:table-cell>
          <table:table-cell office:value-type="float" office:value="15128">
            <text:p>15128</text:p>
          </table:table-cell>
          <table:table-cell office:value-type="float" office:value="26042">
            <text:p>26042</text:p>
          </table:table-cell>
          <table:table-cell office:value-type="float" office:value="-83.75">
            <text:p>-83.75</text:p>
          </table:table-cell>
          <table:table-cell office:value-type="float" office:value="-73.75">
            <text:p>-73.75</text:p>
          </table:table-cell>
          <table:table-cell office:value-type="float" office:value="-172.75">
            <text:p>-172.75</text:p>
          </table:table-cell>
          <table:table-cell office:value-type="float" office:value="-0.0081787109375">
            <text:p>-0.0081787109</text:p>
          </table:table-cell>
          <table:table-cell office:value-type="float" office:value="-0.00487506610259122">
            <text:p>-0.0048750661</text:p>
          </table:table-cell>
          <table:table-cell office:value-type="float" office:value="-0.00663351509100684">
            <text:p>-0.0066335151</text:p>
          </table:table-cell>
          <table:table-cell office:value-type="float" office:value="0.971505618691444">
            <text:p>0.9715056187</text:p>
          </table:table-cell>
          <table:table-cell office:value-type="float" office:value="0.98298385052916">
            <text:p>0.9829838505</text:p>
          </table:table-cell>
          <table:table-cell office:value-type="float" office:value="0.976868944085503">
            <text:p>0.9768689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8464">
            <text:p>8464</text:p>
          </table:table-cell>
          <table:table-cell office:value-type="float" office:value="14529">
            <text:p>14529</text:p>
          </table:table-cell>
          <table:table-cell office:value-type="float" office:value="25804">
            <text:p>25804</text:p>
          </table:table-cell>
          <table:table-cell office:value-type="float" office:value="-372.875">
            <text:p>-372.875</text:p>
          </table:table-cell>
          <table:table-cell office:value-type="float" office:value="-479.5">
            <text:p>-479.5</text:p>
          </table:table-cell>
          <table:table-cell office:value-type="float" office:value="-621.875">
            <text:p>-621.875</text:p>
          </table:table-cell>
          <table:table-cell office:value-type="float" office:value="-0.0440542296786389">
            <text:p>-0.0440542297</text:p>
          </table:table-cell>
          <table:table-cell office:value-type="float" office:value="-0.0330029595980453">
            <text:p>-0.0330029596</text:p>
          </table:table-cell>
          <table:table-cell office:value-type="float" office:value="-0.0240999457448458">
            <text:p>-0.0240999457</text:p>
          </table:table-cell>
          <table:table-cell office:value-type="float" office:value="0.849614115423817">
            <text:p>0.8496141154</text:p>
          </table:table-cell>
          <table:table-cell office:value-type="float" office:value="0.886624464277613">
            <text:p>0.8866244643</text:p>
          </table:table-cell>
          <table:table-cell office:value-type="float" office:value="0.916788572367453">
            <text:p>0.9167885724</text:p>
          </table:table-cell>
          <table:table-cell office:value-type="float" office:value="-15.3847771018206">
            <text:p>-15.3847771018</text:p>
          </table:table-cell>
          <table:table-cell office:value-type="float" office:value="-20.6540643588243">
            <text:p>-20.6540643588</text:p>
          </table:table-cell>
          <table:table-cell office:value-type="float" office:value="-28.4133758556039">
            <text:p>-28.413375855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9604">
            <text:p>9604</text:p>
          </table:table-cell>
          <table:table-cell office:value-type="float" office:value="15294">
            <text:p>15294</text:p>
          </table:table-cell>
          <table:table-cell office:value-type="float" office:value="25973">
            <text:p>25973</text:p>
          </table:table-cell>
          <table:table-cell office:value-type="float" office:value="-350.125">
            <text:p>-350.125</text:p>
          </table:table-cell>
          <table:table-cell office:value-type="float" office:value="-421">
            <text:p>-421</text:p>
          </table:table-cell>
          <table:table-cell office:value-type="float" office:value="-836.875">
            <text:p>-836.875</text:p>
          </table:table-cell>
          <table:table-cell office:value-type="float" office:value="-0.0364561640982924">
            <text:p>-0.0364561641</text:p>
          </table:table-cell>
          <table:table-cell office:value-type="float" office:value="-0.027527134824114">
            <text:p>-0.0275271348</text:p>
          </table:table-cell>
          <table:table-cell office:value-type="float" office:value="-0.032220960227929">
            <text:p>-0.0322209602</text:p>
          </table:table-cell>
          <table:table-cell office:value-type="float" office:value="0.875008367381469">
            <text:p>0.8750083674</text:p>
          </table:table-cell>
          <table:table-cell office:value-type="float" office:value="0.905140204692786">
            <text:p>0.9051402047</text:p>
          </table:table-cell>
          <table:table-cell office:value-type="float" office:value="0.889261492147148">
            <text:p>0.8892614921</text:p>
          </table:table-cell>
          <table:table-cell office:value-type="float" office:value="-18.6644495420578">
            <text:p>-18.6644495421</text:p>
          </table:table-cell>
          <table:table-cell office:value-type="float" office:value="-24.8323199959393">
            <text:p>-24.8323199959</text:p>
          </table:table-cell>
          <table:table-cell office:value-type="float" office:value="-21.1638414048151">
            <text:p>-21.163841404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0260">
            <text:p>10260</text:p>
          </table:table-cell>
          <table:table-cell office:value-type="float" office:value="15780">
            <text:p>15780</text:p>
          </table:table-cell>
          <table:table-cell office:value-type="float" office:value="22573">
            <text:p>22573</text:p>
          </table:table-cell>
          <table:table-cell office:value-type="float" office:value="-112.75">
            <text:p>-112.75</text:p>
          </table:table-cell>
          <table:table-cell office:value-type="float" office:value="570">
            <text:p>570</text:p>
          </table:table-cell>
          <table:table-cell office:value-type="float" office:value="-1073.875">
            <text:p>-1073.875</text:p>
          </table:table-cell>
          <table:table-cell office:value-type="float" office:value="-0.0109892787524366">
            <text:p>-0.0109892788</text:p>
          </table:table-cell>
          <table:table-cell office:value-type="float" office:value="0.0361216730038023">
            <text:p>0.036121673</text:p>
          </table:table-cell>
          <table:table-cell office:value-type="float" office:value="-0.0475734284321978">
            <text:p>-0.0475734284</text:p>
          </table:table-cell>
          <table:table-cell office:value-type="float" office:value="0.961774222291569">
            <text:p>0.9617742223</text:p>
          </table:table-cell>
          <table:table-cell office:value-type="float" office:value="1.12898321502407">
            <text:p>1.128983215</text:p>
          </table:table-cell>
          <table:table-cell office:value-type="float" office:value="0.837928933429183">
            <text:p>0.8379289334</text:p>
          </table:table-cell>
          <table:table-cell office:value-type="float" office:value="0">
            <text:p>0</text:p>
          </table:table-cell>
          <table:table-cell office:value-type="float" office:value="19.5337564358104">
            <text:p>19.5337564358</text:p>
          </table:table-cell>
          <table:table-cell office:value-type="float" office:value="-14.2206599988025">
            <text:p>-14.220659998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293">
            <text:p>293</text:p>
          </table:table-cell>
          <table:table-cell office:value-type="float" office:value="10464">
            <text:p>10464</text:p>
          </table:table-cell>
          <table:table-cell office:value-type="float" office:value="14098">
            <text:p>14098</text:p>
          </table:table-cell>
          <table:table-cell office:value-type="float" office:value="23370">
            <text:p>23370</text:p>
          </table:table-cell>
          <table:table-cell office:value-type="float" office:value="251.75">
            <text:p>251.75</text:p>
          </table:table-cell>
          <table:table-cell office:value-type="float" office:value="-647.75">
            <text:p>-647.75</text:p>
          </table:table-cell>
          <table:table-cell office:value-type="float" office:value="947.625">
            <text:p>947.625</text:p>
          </table:table-cell>
          <table:table-cell office:value-type="float" office:value="0.0240586773700306">
            <text:p>0.0240586774</text:p>
          </table:table-cell>
          <table:table-cell office:value-type="float" office:value="-0.0459462335082991">
            <text:p>-0.0459462335</text:p>
          </table:table-cell>
          <table:table-cell office:value-type="float" office:value="0.0405487804878049">
            <text:p>0.0405487805</text:p>
          </table:table-cell>
          <table:table-cell office:value-type="float" office:value="1.08533985791043">
            <text:p>1.0853398579</text:p>
          </table:table-cell>
          <table:table-cell office:value-type="float" office:value="0.843325853213208">
            <text:p>0.8433258532</text:p>
          </table:table-cell>
          <table:table-cell office:value-type="float" office:value="1.14514337076145">
            <text:p>1.1451433708</text:p>
          </table:table-cell>
          <table:table-cell office:value-type="float" office:value="29.1558939078873">
            <text:p>29.1558939079</text:p>
          </table:table-cell>
          <table:table-cell office:value-type="float" office:value="-14.7367597461631">
            <text:p>-14.7367597462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5">
            <text:p>275</text:p>
          </table:table-cell>
          <table:table-cell office:value-type="float" office:value="8464">
            <text:p>8464</text:p>
          </table:table-cell>
          <table:table-cell office:value-type="float" office:value="13984">
            <text:p>13984</text:p>
          </table:table-cell>
          <table:table-cell office:value-type="float" office:value="23092">
            <text:p>23092</text:p>
          </table:table-cell>
          <table:table-cell office:value-type="float" office:value="-372.875">
            <text:p>-372.875</text:p>
          </table:table-cell>
          <table:table-cell office:value-type="float" office:value="-628.125">
            <text:p>-628.125</text:p>
          </table:table-cell>
          <table:table-cell office:value-type="float" office:value="1408.75">
            <text:p>1408.75</text:p>
          </table:table-cell>
          <table:table-cell office:value-type="float" office:value="-0.0440542296786389">
            <text:p>-0.0440542297</text:p>
          </table:table-cell>
          <table:table-cell office:value-type="float" office:value="-0.0449174056064073">
            <text:p>-0.0449174056</text:p>
          </table:table-cell>
          <table:table-cell office:value-type="float" office:value="0.0610059760956175">
            <text:p>0.0610059761</text:p>
          </table:table-cell>
          <table:table-cell office:value-type="float" office:value="0.849614115423817">
            <text:p>0.8496141154</text:p>
          </table:table-cell>
          <table:table-cell office:value-type="float" office:value="0.846743524097339">
            <text:p>0.8467435241</text:p>
          </table:table-cell>
          <table:table-cell office:value-type="float" office:value="1.22081550540864">
            <text:p>1.2208155054</text:p>
          </table:table-cell>
          <table:table-cell office:value-type="float" office:value="-15.3847771018206">
            <text:p>-15.3847771018</text:p>
          </table:table-cell>
          <table:table-cell office:value-type="float" office:value="-15.0823662016035">
            <text:p>-15.0823662016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10">
            <text:p>310</text:p>
          </table:table-cell>
          <table:table-cell office:value-type="float" office:value="9828">
            <text:p>9828</text:p>
          </table:table-cell>
          <table:table-cell office:value-type="float" office:value="15990">
            <text:p>15990</text:p>
          </table:table-cell>
          <table:table-cell office:value-type="float" office:value="27370">
            <text:p>27370</text:p>
          </table:table-cell>
          <table:table-cell office:value-type="float" office:value="-342.5">
            <text:p>-342.5</text:p>
          </table:table-cell>
          <table:table-cell office:value-type="float" office:value="681.625">
            <text:p>681.625</text:p>
          </table:table-cell>
          <table:table-cell office:value-type="float" office:value="1173">
            <text:p>1173</text:p>
          </table:table-cell>
          <table:table-cell office:value-type="float" office:value="-0.0348494098494099">
            <text:p>-0.0348494098</text:p>
          </table:table-cell>
          <table:table-cell office:value-type="float" office:value="0.0426282051282051">
            <text:p>0.0426282051</text:p>
          </table:table-cell>
          <table:table-cell office:value-type="float" office:value="0.0428571428571429">
            <text:p>0.0428571429</text:p>
          </table:table-cell>
          <table:table-cell office:value-type="float" office:value="0.880407449006096">
            <text:p>0.880407449</text:p>
          </table:table-cell>
          <table:table-cell office:value-type="float" office:value="1.15276035913872">
            <text:p>1.1527603591</text:p>
          </table:table-cell>
          <table:table-cell office:value-type="float" office:value="1.1536">
            <text:p>1.1536</text:p>
          </table:table-cell>
          <table:table-cell office:value-type="float" office:value="-19.5411600135587">
            <text:p>-19.5411600136</text:p>
          </table:table-cell>
          <table:table-cell office:value-type="float" office:value="16.6044571570291">
            <text:p>16.604457157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650">
            <text:p>650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0260">
            <text:p>10260</text:p>
          </table:table-cell>
          <table:table-cell office:value-type="float" office:value="16380">
            <text:p>16380</text:p>
          </table:table-cell>
          <table:table-cell office:value-type="float" office:value="26910">
            <text:p>26910</text:p>
          </table:table-cell>
          <table:table-cell office:value-type="float" office:value="-112.75">
            <text:p>-112.75</text:p>
          </table:table-cell>
          <table:table-cell office:value-type="float" office:value="798">
            <text:p>798</text:p>
          </table:table-cell>
          <table:table-cell office:value-type="float" office:value="1311">
            <text:p>1311</text:p>
          </table:table-cell>
          <table:table-cell office:value-type="float" office:value="-0.0109892787524366">
            <text:p>-0.0109892788</text:p>
          </table:table-cell>
          <table:table-cell table:number-columns-repeated="2" office:value-type="float" office:value="0.0487179487179487">
            <text:p>0.0487179487</text:p>
          </table:table-cell>
          <table:table-cell office:value-type="float" office:value="0.961774222291569">
            <text:p>0.9617742223</text:p>
          </table:table-cell>
          <table:table-cell table:number-columns-repeated="2" office:value-type="float" office:value="1.1751647600263">
            <text:p>1.17516476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2">
            <text:p>322</text:p>
          </table:table-cell>
          <table:table-cell office:value-type="float" office:value="10304">
            <text:p>10304</text:p>
          </table:table-cell>
          <table:table-cell office:value-type="float" office:value="16625">
            <text:p>16625</text:p>
          </table:table-cell>
          <table:table-cell office:value-type="float" office:value="28336">
            <text:p>28336</text:p>
          </table:table-cell>
          <table:table-cell office:value-type="float" office:value="363">
            <text:p>363</text:p>
          </table:table-cell>
          <table:table-cell office:value-type="float" office:value="901.25">
            <text:p>901.25</text:p>
          </table:table-cell>
          <table:table-cell office:value-type="float" office:value="1144.25">
            <text:p>1144.25</text:p>
          </table:table-cell>
          <table:table-cell office:value-type="float" office:value="0.0352290372670807">
            <text:p>0.0352290373</text:p>
          </table:table-cell>
          <table:table-cell office:value-type="float" office:value="0.0542105263157895">
            <text:p>0.0542105263</text:p>
          </table:table-cell>
          <table:table-cell office:value-type="float" office:value="0.0403814935064935">
            <text:p>0.0403814935</text:p>
          </table:table-cell>
          <table:table-cell office:value-type="float" office:value="1.12573415716564">
            <text:p>1.1257341572</text:p>
          </table:table-cell>
          <table:table-cell office:value-type="float" office:value="1.1954968531856">
            <text:p>1.1954968532</text:p>
          </table:table-cell>
          <table:table-cell office:value-type="float" office:value="1.14453133070764">
            <text:p>1.1445313307</text:p>
          </table:table-cell>
          <table:table-cell office:value-type="float" office:value="20.0200242917941">
            <text:p>20.0200242918</text:p>
          </table:table-cell>
          <table:table-cell office:value-type="float" office:value="13.1297344634041">
            <text:p>13.1297344634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0956">
            <text:p>10956</text:p>
          </table:table-cell>
          <table:table-cell office:value-type="float" office:value="17347">
            <text:p>17347</text:p>
          </table:table-cell>
          <table:table-cell office:value-type="float" office:value="28614">
            <text:p>28614</text:p>
          </table:table-cell>
          <table:table-cell office:value-type="float" office:value="550.5">
            <text:p>550.5</text:p>
          </table:table-cell>
          <table:table-cell office:value-type="float" office:value="871.625">
            <text:p>871.625</text:p>
          </table:table-cell>
          <table:table-cell office:value-type="float" office:value="1745.625">
            <text:p>1745.625</text:p>
          </table:table-cell>
          <table:table-cell table:number-columns-repeated="2" office:value-type="float" office:value="0.0502464403066813">
            <text:p>0.0502464403</text:p>
          </table:table-cell>
          <table:table-cell office:value-type="float" office:value="0.0610059760956175">
            <text:p>0.0610059761</text:p>
          </table:table-cell>
          <table:table-cell table:number-columns-repeated="2" office:value-type="float" office:value="1.18081096240983">
            <text:p>1.1808109624</text:p>
          </table:table-cell>
          <table:table-cell office:value-type="float" office:value="1.22081550540864">
            <text:p>1.2208155054</text:p>
          </table:table-cell>
          <table:table-cell table:number-columns-repeated="2" office:value-type="float" office:value="14.1386928900417">
            <text:p>14.13869289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1620">
            <text:p>11620</text:p>
          </table:table-cell>
          <table:table-cell office:value-type="float" office:value="18810">
            <text:p>18810</text:p>
          </table:table-cell>
          <table:table-cell office:value-type="float" office:value="33915">
            <text:p>33915</text:p>
          </table:table-cell>
          <table:table-cell office:value-type="float" office:value="476.25">
            <text:p>476.25</text:p>
          </table:table-cell>
          <table:table-cell office:value-type="float" office:value="792">
            <text:p>792</text:p>
          </table:table-cell>
          <table:table-cell office:value-type="float" office:value="1453.5">
            <text:p>1453.5</text:p>
          </table:table-cell>
          <table:table-cell office:value-type="float" office:value="0.0409853700516351">
            <text:p>0.0409853701</text:p>
          </table:table-cell>
          <table:table-cell office:value-type="float" office:value="0.0421052631578947">
            <text:p>0.0421052632</text:p>
          </table:table-cell>
          <table:table-cell office:value-type="float" office:value="0.0428571428571429">
            <text:p>0.0428571429</text:p>
          </table:table-cell>
          <table:table-cell office:value-type="float" office:value="1.14674120427493">
            <text:p>1.1467412043</text:p>
          </table:table-cell>
          <table:table-cell office:value-type="float" office:value="1.1508432132964">
            <text:p>1.1508432133</text:p>
          </table:table-cell>
          <table:table-cell office:value-type="float" office:value="1.1536">
            <text:p>1.1536</text:p>
          </table:table-cell>
          <table:table-cell office:value-type="float" office:value="17.2563169653553">
            <text:p>17.2563169654</text:p>
          </table:table-cell>
          <table:table-cell office:value-type="float" office:value="16.8064369094109">
            <text:p>16.8064369094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2372">
            <text:p>12372</text:p>
          </table:table-cell>
          <table:table-cell office:value-type="float" office:value="19589">
            <text:p>19589</text:p>
          </table:table-cell>
          <table:table-cell office:value-type="float" office:value="33345">
            <text:p>33345</text:p>
          </table:table-cell>
          <table:table-cell office:value-type="float" office:value="574.5">
            <text:p>574.5</text:p>
          </table:table-cell>
          <table:table-cell office:value-type="float" office:value="909.625">
            <text:p>909.625</text:p>
          </table:table-cell>
          <table:table-cell office:value-type="float" office:value="1624.5">
            <text:p>1624.5</text:p>
          </table:table-cell>
          <table:table-cell table:number-columns-repeated="2" office:value-type="float" office:value="0.0464354995150339">
            <text:p>0.0464354995</text:p>
          </table:table-cell>
          <table:table-cell office:value-type="float" office:value="0.0487179487179487">
            <text:p>0.0487179487</text:p>
          </table:table-cell>
          <table:table-cell table:number-columns-repeated="2" office:value-type="float" office:value="1.16675050930843">
            <text:p>1.1667505093</text:p>
          </table:table-cell>
          <table:table-cell office:value-type="float" office:value="1.1751647600263">
            <text:p>1.17516476</text:p>
          </table:table-cell>
          <table:table-cell table:number-columns-repeated="2" office:value-type="float" office:value="15.2710483354786">
            <text:p>15.2710483355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2132">
            <text:p>12132</text:p>
          </table:table-cell>
          <table:table-cell office:value-type="float" office:value="20086">
            <text:p>20086</text:p>
          </table:table-cell>
          <table:table-cell office:value-type="float" office:value="35112">
            <text:p>35112</text:p>
          </table:table-cell>
          <table:table-cell office:value-type="float" office:value="24.75">
            <text:p>24.75</text:p>
          </table:table-cell>
          <table:table-cell office:value-type="float" office:value="1009.25">
            <text:p>1009.25</text:p>
          </table:table-cell>
          <table:table-cell office:value-type="float" office:value="1417.875">
            <text:p>1417.875</text:p>
          </table:table-cell>
          <table:table-cell office:value-type="float" office:value="0.00204005934718101">
            <text:p>0.0020400593</text:p>
          </table:table-cell>
          <table:table-cell office:value-type="float" office:value="0.0502464403066813">
            <text:p>0.0502464403</text:p>
          </table:table-cell>
          <table:table-cell office:value-type="float" office:value="0.0403814935064935">
            <text:p>0.0403814935</text:p>
          </table:table-cell>
          <table:table-cell office:value-type="float" office:value="1.00714836492573">
            <text:p>1.0071483649</text:p>
          </table:table-cell>
          <table:table-cell office:value-type="float" office:value="1.18081096240983">
            <text:p>1.1808109624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4.1386928900417">
            <text:p>14.13869289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3068">
            <text:p>13068</text:p>
          </table:table-cell>
          <table:table-cell office:value-type="float" office:value="20944">
            <text:p>20944</text:p>
          </table:table-cell>
          <table:table-cell office:value-type="float" office:value="34941">
            <text:p>34941</text:p>
          </table:table-cell>
          <table:table-cell office:value-type="float" office:value="-64.375">
            <text:p>-64.375</text:p>
          </table:table-cell>
          <table:table-cell office:value-type="float" office:value="4.875">
            <text:p>4.875</text:p>
          </table:table-cell>
          <table:table-cell office:value-type="float" office:value="1596">
            <text:p>1596</text:p>
          </table:table-cell>
          <table:table-cell office:value-type="float" office:value="-0.00492615549433731">
            <text:p>-0.0049261555</text:p>
          </table:table-cell>
          <table:table-cell office:value-type="float" office:value="0.000232763559969442">
            <text:p>0.0002327636</text:p>
          </table:table-cell>
          <table:table-cell office:value-type="float" office:value="0.0456769983686786">
            <text:p>0.0456769984</text:p>
          </table:table-cell>
          <table:table-cell office:value-type="float" office:value="0.98280601910541">
            <text:p>0.9828060191</text:p>
          </table:table-cell>
          <table:table-cell office:value-type="float" office:value="1.00081477865049">
            <text:p>1.0008147787</text:p>
          </table:table-cell>
          <table:table-cell office:value-type="float" office:value="1.16395881512312">
            <text:p>1.1639588151</text:p>
          </table:table-cell>
          <table:table-cell table:number-columns-repeated="2" office:value-type="float" office:value="0">
            <text:p>0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3944">
            <text:p>13944</text:p>
          </table:table-cell>
          <table:table-cell office:value-type="float" office:value="22078">
            <text:p>22078</text:p>
          </table:table-cell>
          <table:table-cell office:value-type="float" office:value="36936">
            <text:p>36936</text:p>
          </table:table-cell>
          <table:table-cell office:value-type="float" office:value="571.5">
            <text:p>571.5</text:p>
          </table:table-cell>
          <table:table-cell office:value-type="float" office:value="904.875">
            <text:p>904.875</text:p>
          </table:table-cell>
          <table:table-cell office:value-type="float" office:value="1289.625">
            <text:p>1289.625</text:p>
          </table:table-cell>
          <table:table-cell table:number-columns-repeated="2" office:value-type="float" office:value="0.0409853700516351">
            <text:p>0.0409853701</text:p>
          </table:table-cell>
          <table:table-cell office:value-type="float" office:value="0.0349151234567901">
            <text:p>0.0349151235</text:p>
          </table:table-cell>
          <table:table-cell table:number-columns-repeated="2" office:value-type="float" office:value="1.14674120427493">
            <text:p>1.1467412043</text:p>
          </table:table-cell>
          <table:table-cell office:value-type="float" office:value="1.12459230115693">
            <text:p>1.1245923012</text:p>
          </table:table-cell>
          <table:table-cell table:number-columns-repeated="2" office:value-type="float" office:value="17.2563169653553">
            <text:p>17.2563169654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11178">
            <text:p>11178</text:p>
          </table:table-cell>
          <table:table-cell office:value-type="float" office:value="21640">
            <text:p>21640</text:p>
          </table:table-cell>
          <table:table-cell office:value-type="float" office:value="39786">
            <text:p>39786</text:p>
          </table:table-cell>
          <table:table-cell office:value-type="float" office:value="-233.25">
            <text:p>-233.25</text:p>
          </table:table-cell>
          <table:table-cell office:value-type="float" office:value="925">
            <text:p>925</text:p>
          </table:table-cell>
          <table:table-cell office:value-type="float" office:value="256.5">
            <text:p>256.5</text:p>
          </table:table-cell>
          <table:table-cell office:value-type="float" office:value="-0.0208668813741278">
            <text:p>-0.0208668814</text:p>
          </table:table-cell>
          <table:table-cell office:value-type="float" office:value="0.0427449168207024">
            <text:p>0.0427449168</text:p>
          </table:table-cell>
          <table:table-cell office:value-type="float" office:value="0.00644699140401146">
            <text:p>0.0064469914</text:p>
          </table:table-cell>
          <table:table-cell office:value-type="float" office:value="0.927819351597586">
            <text:p>0.9278193516</text:p>
          </table:table-cell>
          <table:table-cell office:value-type="float" office:value="1.15318837958392">
            <text:p>1.1531883796</text:p>
          </table:table-cell>
          <table:table-cell office:value-type="float" office:value="1.02264593476244">
            <text:p>1.0226459348</text:p>
          </table:table-cell>
          <table:table-cell office:value-type="float" office:value="-32.8697825562843">
            <text:p>-32.8697825563</text:p>
          </table:table-cell>
          <table:table-cell office:value-type="float" office:value="16.5600532136324">
            <text:p>16.5600532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1286">
            <text:p>11286</text:p>
          </table:table-cell>
          <table:table-cell office:value-type="float" office:value="21945">
            <text:p>21945</text:p>
          </table:table-cell>
          <table:table-cell office:value-type="float" office:value="38418">
            <text:p>38418</text:p>
          </table:table-cell>
          <table:table-cell office:value-type="float" office:value="115.125">
            <text:p>115.125</text:p>
          </table:table-cell>
          <table:table-cell office:value-type="float" office:value="223.875">
            <text:p>223.875</text:p>
          </table:table-cell>
          <table:table-cell office:value-type="float" office:value="78.375">
            <text:p>78.375</text:p>
          </table:table-cell>
          <table:table-cell office:value-type="float" office:value="0.0102006911217438">
            <text:p>0.0102006911</text:p>
          </table:table-cell>
          <table:table-cell office:value-type="float" office:value="0.0102016404647984">
            <text:p>0.0102016405</text:p>
          </table:table-cell>
          <table:table-cell office:value-type="float" office:value="0.00204005934718101">
            <text:p>0.0020400593</text:p>
          </table:table-cell>
          <table:table-cell office:value-type="float" office:value="1.03590636496085">
            <text:p>1.035906365</text:p>
          </table:table-cell>
          <table:table-cell office:value-type="float" office:value="1.03590972562441">
            <text:p>1.0359097256</text:p>
          </table:table-cell>
          <table:table-cell office:value-type="float" office:value="1.00714836492573">
            <text:p>1.00714836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470">
            <text:p>470</text:p>
          </table:table-cell>
          <table:table-cell office:value-type="float" office:value="10519">
            <text:p>10519</text:p>
          </table:table-cell>
          <table:table-cell office:value-type="float" office:value="21849">
            <text:p>21849</text:p>
          </table:table-cell>
          <table:table-cell office:value-type="float" office:value="41382">
            <text:p>41382</text:p>
          </table:table-cell>
          <table:table-cell office:value-type="float" office:value="130.375">
            <text:p>130.375</text:p>
          </table:table-cell>
          <table:table-cell office:value-type="float" office:value="521.875">
            <text:p>521.875</text:p>
          </table:table-cell>
          <table:table-cell office:value-type="float" office:value="408.125">
            <text:p>408.125</text:p>
          </table:table-cell>
          <table:table-cell office:value-type="float" office:value="0.0123942389961023">
            <text:p>0.012394239</text:p>
          </table:table-cell>
          <table:table-cell office:value-type="float" office:value="0.0238855325186507">
            <text:p>0.0238855325</text:p>
          </table:table-cell>
          <table:table-cell office:value-type="float" office:value="0.00986237977864772">
            <text:p>0.0098623798</text:p>
          </table:table-cell>
          <table:table-cell office:value-type="float" office:value="1.04368092612053">
            <text:p>1.0436809261</text:p>
          </table:table-cell>
          <table:table-cell office:value-type="float" office:value="1.08471758039613">
            <text:p>1.0847175804</text:p>
          </table:table-cell>
          <table:table-cell office:value-type="float" office:value="1.03470897163367">
            <text:p>1.0347089716</text:p>
          </table:table-cell>
          <table:table-cell office:value-type="float" office:value="0">
            <text:p>0</text:p>
          </table:table-cell>
          <table:table-cell office:value-type="float" office:value="29.3647507350146">
            <text:p>29.364750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0945">
            <text:p>10945</text:p>
          </table:table-cell>
          <table:table-cell office:value-type="float" office:value="22734">
            <text:p>22734</text:p>
          </table:table-cell>
          <table:table-cell office:value-type="float" office:value="44232">
            <text:p>44232</text:p>
          </table:table-cell>
          <table:table-cell office:value-type="float" office:value="-14.5">
            <text:p>-14.5</text:p>
          </table:table-cell>
          <table:table-cell office:value-type="float" office:value="266.875">
            <text:p>266.875</text:p>
          </table:table-cell>
          <table:table-cell office:value-type="float" office:value="70.875">
            <text:p>70.875</text:p>
          </table:table-cell>
          <table:table-cell office:value-type="float" office:value="-0.00132480584741891">
            <text:p>-0.0013248058</text:p>
          </table:table-cell>
          <table:table-cell office:value-type="float" office:value="0.0117390252485264">
            <text:p>0.0117390252</text:p>
          </table:table-cell>
          <table:table-cell office:value-type="float" office:value="0.00160234671730874">
            <text:p>0.0016023467</text:p>
          </table:table-cell>
          <table:table-cell office:value-type="float" office:value="0.995366619550679">
            <text:p>0.9953666196</text:p>
          </table:table-cell>
          <table:table-cell office:value-type="float" office:value="1.04135668560886">
            <text:p>1.0413566856</text:p>
          </table:table-cell>
          <table:table-cell office:value-type="float" office:value="1.00561324583999">
            <text:p>1.00561324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10698">
            <text:p>10698</text:p>
          </table:table-cell>
          <table:table-cell office:value-type="float" office:value="21568">
            <text:p>21568</text:p>
          </table:table-cell>
          <table:table-cell office:value-type="float" office:value="37338">
            <text:p>37338</text:p>
          </table:table-cell>
          <table:table-cell office:value-type="float" office:value="448.625">
            <text:p>448.625</text:p>
          </table:table-cell>
          <table:table-cell office:value-type="float" office:value="44">
            <text:p>44</text:p>
          </table:table-cell>
          <table:table-cell office:value-type="float" office:value="498.75">
            <text:p>498.75</text:p>
          </table:table-cell>
          <table:table-cell office:value-type="float" office:value="0.0419354084875678">
            <text:p>0.0419354085</text:p>
          </table:table-cell>
          <table:table-cell office:value-type="float" office:value="0.00204005934718101">
            <text:p>0.0020400593</text:p>
          </table:table-cell>
          <table:table-cell office:value-type="float" office:value="0.0133577052868391">
            <text:p>0.0133577053</text:p>
          </table:table-cell>
          <table:table-cell office:value-type="float" office:value="1.15022074353712">
            <text:p>1.1502207435</text:p>
          </table:table-cell>
          <table:table-cell office:value-type="float" office:value="1.00714836492573">
            <text:p>1.0071483649</text:p>
          </table:table-cell>
          <table:table-cell office:value-type="float" office:value="1.04710168795338">
            <text:p>1.047101688</text:p>
          </table:table-cell>
          <table:table-cell office:value-type="float" office:value="16.8731248039834">
            <text:p>16.873124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3053">
            <text:p>13053</text:p>
          </table:table-cell>
          <table:table-cell office:value-type="float" office:value="23232">
            <text:p>23232</text:p>
          </table:table-cell>
          <table:table-cell office:value-type="float" office:value="39984">
            <text:p>39984</text:p>
          </table:table-cell>
          <table:table-cell office:value-type="float" office:value="618.875">
            <text:p>618.875</text:p>
          </table:table-cell>
          <table:table-cell office:value-type="float" office:value="-63.25">
            <text:p>-63.25</text:p>
          </table:table-cell>
          <table:table-cell office:value-type="float" office:value="101.25">
            <text:p>101.25</text:p>
          </table:table-cell>
          <table:table-cell office:value-type="float" office:value="0.0474124722286065">
            <text:p>0.0474124722</text:p>
          </table:table-cell>
          <table:table-cell office:value-type="float" office:value="-0.00272253787878788">
            <text:p>-0.0027225379</text:p>
          </table:table-cell>
          <table:table-cell office:value-type="float" office:value="0.00253226290516206">
            <text:p>0.0025322629</text:p>
          </table:table-cell>
          <table:table-cell office:value-type="float" office:value="1.17034962014487">
            <text:p>1.1703496201</text:p>
          </table:table-cell>
          <table:table-cell office:value-type="float" office:value="0.990485645360745">
            <text:p>0.9904856454</text:p>
          </table:table-cell>
          <table:table-cell office:value-type="float" office:value="1.00887548838469">
            <text:p>1.0088754884</text:p>
          </table:table-cell>
          <table:table-cell office:value-type="float" office:value="14.9634094242606">
            <text:p>14.9634094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4111">
            <text:p>14111</text:p>
          </table:table-cell>
          <table:table-cell office:value-type="float" office:value="24832">
            <text:p>24832</text:p>
          </table:table-cell>
          <table:table-cell office:value-type="float" office:value="42546">
            <text:p>42546</text:p>
          </table:table-cell>
          <table:table-cell office:value-type="float" office:value="685.75">
            <text:p>685.75</text:p>
          </table:table-cell>
          <table:table-cell office:value-type="float" office:value="-237.375">
            <text:p>-237.375</text:p>
          </table:table-cell>
          <table:table-cell office:value-type="float" office:value="-191.125">
            <text:p>-191.125</text:p>
          </table:table-cell>
          <table:table-cell office:value-type="float" office:value="0.0485968393451917">
            <text:p>0.0485968393</text:p>
          </table:table-cell>
          <table:table-cell office:value-type="float" office:value="-0.00955923807989691">
            <text:p>-0.0095592381</text:p>
          </table:table-cell>
          <table:table-cell office:value-type="float" office:value="-0.00449219668123913">
            <text:p>-0.0044921967</text:p>
          </table:table-cell>
          <table:table-cell office:value-type="float" office:value="1.17471777718508">
            <text:p>1.1747177772</text:p>
          </table:table-cell>
          <table:table-cell office:value-type="float" office:value="0.96672176962439">
            <text:p>0.9667217696</text:p>
          </table:table-cell>
          <table:table-cell office:value-type="float" office:value="0.984316864084468">
            <text:p>0.9843168641</text:p>
          </table:table-cell>
          <table:table-cell office:value-type="float" office:value="14.6070479650876">
            <text:p>14.60704796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4">
            <text:p>4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13852">
            <text:p>13852</text:p>
          </table:table-cell>
          <table:table-cell office:value-type="float" office:value="23412">
            <text:p>23412</text:p>
          </table:table-cell>
          <table:table-cell office:value-type="float" office:value="37859">
            <text:p>37859</text:p>
          </table:table-cell>
          <table:table-cell office:value-type="float" office:value="524.375">
            <text:p>524.375</text:p>
          </table:table-cell>
          <table:table-cell office:value-type="float" office:value="-93.625">
            <text:p>-93.625</text:p>
          </table:table-cell>
          <table:table-cell office:value-type="float" office:value="1433.375">
            <text:p>1433.375</text:p>
          </table:table-cell>
          <table:table-cell office:value-type="float" office:value="0.0378555443257291">
            <text:p>0.0378555443</text:p>
          </table:table-cell>
          <table:table-cell office:value-type="float" office:value="-0.00399901759781309">
            <text:p>-0.0039990176</text:p>
          </table:table-cell>
          <table:table-cell office:value-type="float" office:value="0.0378608785229404">
            <text:p>0.0378608785</text:p>
          </table:table-cell>
          <table:table-cell office:value-type="float" office:value="1.135303167923">
            <text:p>1.1353031679</text:p>
          </table:table-cell>
          <table:table-cell office:value-type="float" office:value="0.986034783005479">
            <text:p>0.986034783</text:p>
          </table:table-cell>
          <table:table-cell office:value-type="float" office:value="1.13532262923045">
            <text:p>1.1353226292</text:p>
          </table:table-cell>
          <table:table-cell office:value-type="float" office:value="18.6547487154486">
            <text:p>18.6547487154</text:p>
          </table:table-cell>
          <table:table-cell office:value-type="float" office:value="0">
            <text:p>0</text:p>
          </table:table-cell>
          <table:table-cell office:value-type="float" office:value="18.6521686880436">
            <text:p>18.65216868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4">
            <text:p>4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14767">
            <text:p>14767</text:p>
          </table:table-cell>
          <table:table-cell office:value-type="float" office:value="24700">
            <text:p>24700</text:p>
          </table:table-cell>
          <table:table-cell office:value-type="float" office:value="40360">
            <text:p>40360</text:p>
          </table:table-cell>
          <table:table-cell office:value-type="float" office:value="634.571428571429">
            <text:p>634.5714285714</text:p>
          </table:table-cell>
          <table:table-cell office:value-type="float" office:value="1479.66666666667">
            <text:p>1479.6666666667</text:p>
          </table:table-cell>
          <table:table-cell office:value-type="float" office:value="1734.42857142857">
            <text:p>1734.4285714286</text:p>
          </table:table-cell>
          <table:table-cell office:value-type="float" office:value="0.042972264411961">
            <text:p>0.0429722644</text:p>
          </table:table-cell>
          <table:table-cell office:value-type="float" office:value="0.0599055330634278">
            <text:p>0.0599055331</text:p>
          </table:table-cell>
          <table:table-cell office:value-type="float" office:value="0.0429739487469914">
            <text:p>0.0429739487</text:p>
          </table:table-cell>
          <table:table-cell office:value-type="float" office:value="1.1540222918389">
            <text:p>1.1540222918</text:p>
          </table:table-cell>
          <table:table-cell office:value-type="float" office:value="1.21670316458956">
            <text:p>1.2167031646</text:p>
          </table:table-cell>
          <table:table-cell office:value-type="float" office:value="1.15402847074545">
            <text:p>1.1540284707</text:p>
          </table:table-cell>
          <table:table-cell office:value-type="float" office:value="16.474249351186">
            <text:p>16.4742493512</text:p>
          </table:table-cell>
          <table:table-cell office:value-type="float" office:value="11.9138836228988">
            <text:p>11.9138836229</text:p>
          </table:table-cell>
          <table:table-cell office:value-type="float" office:value="16.4736170492507">
            <text:p>16.473617049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5650">
            <text:p>15650</text:p>
          </table:table-cell>
          <table:table-cell office:value-type="float" office:value="25925">
            <text:p>25925</text:p>
          </table:table-cell>
          <table:table-cell office:value-type="float" office:value="44378">
            <text:p>44378</text:p>
          </table:table-cell>
          <table:table-cell office:value-type="float" office:value="0">
            <text:p>0</text:p>
          </table:table-cell>
          <table:table-cell office:value-type="float" office:value="942.6">
            <text:p>942.6</text:p>
          </table:table-cell>
          <table:table-cell office:value-type="float" office:value="950.5">
            <text:p>950.5</text:p>
          </table:table-cell>
          <table:table-cell office:value-type="float" office:value="0">
            <text:p>0</text:p>
          </table:table-cell>
          <table:table-cell office:value-type="float" office:value="0.0363587270973963">
            <text:p>0.0363587271</text:p>
          </table:table-cell>
          <table:table-cell office:value-type="float" office:value="0.0214182703141196">
            <text:p>0.0214182703</text:p>
          </table:table-cell>
          <table:table-cell office:value-type="float" office:value="1.21">
            <text:p>1.21</text:p>
          </table:table-cell>
          <table:table-cell office:value-type="float" office:value="1.12984658063173">
            <text:p>1.1298465806</text:p>
          </table:table-cell>
          <table:table-cell office:value-type="float" office:value="1.07586308101379">
            <text:p>1.075863081</text:p>
          </table:table-cell>
          <table:table-cell office:value-type="float" office:value="0">
            <text:p>0</text:p>
          </table:table-cell>
          <table:table-cell office:value-type="float" office:value="19.408631964079">
            <text:p>19.4086319641</text:p>
          </table:table-cell>
          <table:table-cell office:value-type="float" office:value="32.7077751429297">
            <text:p>32.707775142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6005">
            <text:p>16005</text:p>
          </table:table-cell>
          <table:table-cell office:value-type="float" office:value="25848">
            <text:p>25848</text:p>
          </table:table-cell>
          <table:table-cell office:value-type="float" office:value="45332">
            <text:p>45332</text:p>
          </table:table-cell>
          <table:table-cell office:value-type="float" office:value="205.8">
            <text:p>205.8</text:p>
          </table:table-cell>
          <table:table-cell office:value-type="float" office:value="764.75">
            <text:p>764.75</text:p>
          </table:table-cell>
          <table:table-cell office:value-type="float" office:value="0">
            <text:p>0</text:p>
          </table:table-cell>
          <table:table-cell office:value-type="float" office:value="0.0128584817244611">
            <text:p>0.0128584817</text:p>
          </table:table-cell>
          <table:table-cell office:value-type="float" office:value="0.0295864283503559">
            <text:p>0.0295864284</text:p>
          </table:table-cell>
          <table:table-cell office:value-type="float" office:value="0">
            <text:p>0</text:p>
          </table:table-cell>
          <table:table-cell office:value-type="float" office:value="1.04532875351804">
            <text:p>1.0453287535</text:p>
          </table:table-cell>
          <table:table-cell office:value-type="float" office:value="1.10526819844161">
            <text:p>1.1052681984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23.7727656273808">
            <text:p>23.7727656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5140">
            <text:p>15140</text:p>
          </table:table-cell>
          <table:table-cell office:value-type="float" office:value="25772">
            <text:p>25772</text:p>
          </table:table-cell>
          <table:table-cell office:value-type="float" office:value="48043">
            <text:p>48043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2681638044914">
            <text:p>0.0212681638</text:p>
          </table:table-cell>
          <table:table-cell table:number-columns-repeated="2" office:value-type="float" office:value="0">
            <text:p>0</text:p>
          </table:table-cell>
          <table:table-cell office:value-type="float" office:value="1.07532514950728">
            <text:p>1.0753251495</text:p>
          </table:table-cell>
          <table:table-cell office:value-type="float" office:value="0.83">
            <text:p>0.83</text:p>
          </table:table-cell>
          <table:table-cell office:value-type="float" office:value="1.21">
            <text:p>1.21</text:p>
          </table:table-cell>
          <table:table-cell office:value-type="float" office:value="32.9361912558447">
            <text:p>32.93619125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5">
            <text:p>5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4828">
            <text:p>14828</text:p>
          </table:table-cell>
          <table:table-cell office:value-type="float" office:value="26014">
            <text:p>26014</text:p>
          </table:table-cell>
          <table:table-cell office:value-type="float" office:value="50916">
            <text:p>50916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6">
            <text:p>1.06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4103">
            <text:p>14103</text:p>
          </table:table-cell>
          <table:table-cell office:value-type="float" office:value="26191">
            <text:p>26191</text:p>
          </table:table-cell>
          <table:table-cell office:value-type="float" office:value="53961">
            <text:p>5396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31.75">
            <text:p>131.75</text:p>
          </table:table-cell>
          <table:table-cell office:value-type="float" office:value="7720.5">
            <text:p>7720.5</text:p>
          </table:table-cell>
          <table:table-cell office:value-type="float" office:value="27649.25">
            <text:p>27649.25</text:p>
          </table:table-cell>
          <table:table-cell office:value-type="float" office:value="21.91">
            <text:p>21.9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1">
            <text:p>621</text:p>
          </table:table-cell>
          <table:table-cell office:value-type="float" office:value="1275">
            <text:p>1275</text:p>
          </table:table-cell>
          <table:table-cell office:value-type="float" office:value="13413">
            <text:p>13413</text:p>
          </table:table-cell>
          <table:table-cell office:value-type="float" office:value="26674">
            <text:p>26674</text:p>
          </table:table-cell>
          <table:table-cell office:value-type="float" office:value="57188">
            <text:p>57188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27">
            <text:p>127</text:p>
          </table:table-cell>
          <table:table-cell office:value-type="float" office:value="7879.66666666667">
            <text:p>7879.6666666667</text:p>
          </table:table-cell>
          <table:table-cell office:value-type="float" office:value="24975.3333333333">
            <text:p>24975.3333333333</text:p>
          </table:table-cell>
          <table:table-cell office:value-type="float" office:value="22.42">
            <text:p>22.42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06">
            <text:p>1306</text:p>
          </table:table-cell>
          <table:table-cell office:value-type="float" office:value="12756">
            <text:p>12756</text:p>
          </table:table-cell>
          <table:table-cell office:value-type="float" office:value="26863">
            <text:p>26863</text:p>
          </table:table-cell>
          <table:table-cell office:value-type="float" office:value="60608">
            <text:p>60608</text:p>
          </table:table-cell>
          <table:table-cell table:number-columns-repeated="6"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1.21">
            <text:p>1.21</text:p>
          </table:table-cell>
          <table:table-cell office:value-type="float" office:value="-13">
            <text:p>-13</text:p>
          </table:table-cell>
          <table:table-cell office:value-type="float" office:value="-22">
            <text:p>-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.3">
            <text:p>20.3</text:p>
          </table:table-cell>
          <table:table-cell office:value-type="float" office:value="35.6">
            <text:p>35.6</text:p>
          </table:table-cell>
          <table:table-cell office:value-type="float" office:value="38.5">
            <text:p>38.5</text:p>
          </table:table-cell>
          <table:table-cell office:value-type="float" office:value="20025">
            <text:p>20025</text:p>
          </table:table-cell>
          <table:table-cell office:value-type="float" office:value="20867">
            <text:p>20867</text:p>
          </table:table-cell>
          <table:table-cell office:value-type="float" office:value="22658">
            <text:p>226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4:49.01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127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60">
                <text:p>8860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878">
                <text:p>11878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450">
                <text:p>11450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266">
                <text:p>8266</text:p>
              </table:table-cell>
              <table:table-cell office:value-type="float" office:value="11354">
                <text:p>11354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1522">
                <text:p>11522</text:p>
              </table:table-cell>
              <table:table-cell office:value-type="float" office:value="16021">
                <text:p>1602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822">
                <text:p>7822</text:p>
              </table:table-cell>
              <table:table-cell office:value-type="float" office:value="11255">
                <text:p>11255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916">
                <text:p>7916</text:p>
              </table:table-cell>
              <table:table-cell office:value-type="float" office:value="11052">
                <text:p>11052</text:p>
              </table:table-cell>
              <table:table-cell office:value-type="float" office:value="15462">
                <text:p>1546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165">
                <text:p>8165</text:p>
              </table:table-cell>
              <table:table-cell office:value-type="float" office:value="10607">
                <text:p>10607</text:p>
              </table:table-cell>
              <table:table-cell office:value-type="float" office:value="15139">
                <text:p>1513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147">
                <text:p>8147</text:p>
              </table:table-cell>
              <table:table-cell office:value-type="float" office:value="11624">
                <text:p>11624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878">
                <text:p>7878</text:p>
              </table:table-cell>
              <table:table-cell office:value-type="float" office:value="10888">
                <text:p>1088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916">
                <text:p>7916</text:p>
              </table:table-cell>
              <table:table-cell office:value-type="float" office:value="10135">
                <text:p>10135</text:p>
              </table:table-cell>
              <table:table-cell office:value-type="float" office:value="15447">
                <text:p>1544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25">
                <text:p>7725</text:p>
              </table:table-cell>
              <table:table-cell office:value-type="float" office:value="10410">
                <text:p>10410</text:p>
              </table:table-cell>
              <table:table-cell office:value-type="float" office:value="14431">
                <text:p>1443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786">
                <text:p>7786</text:p>
              </table:table-cell>
              <table:table-cell office:value-type="float" office:value="10278">
                <text:p>10278</text:p>
              </table:table-cell>
              <table:table-cell office:value-type="float" office:value="15611">
                <text:p>1561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827">
                <text:p>7827</text:p>
              </table:table-cell>
              <table:table-cell office:value-type="float" office:value="10120">
                <text:p>101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875">
                <text:p>7875</text:p>
              </table:table-cell>
              <table:table-cell office:value-type="float" office:value="10336">
                <text:p>10336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762">
                <text:p>7762</text:p>
              </table:table-cell>
              <table:table-cell office:value-type="float" office:value="10727">
                <text:p>10727</text:p>
              </table:table-cell>
              <table:table-cell office:value-type="float" office:value="16681">
                <text:p>1668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506">
                <text:p>11506</text:p>
              </table:table-cell>
              <table:table-cell office:value-type="float" office:value="16226">
                <text:p>16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864">
                <text:p>7864</text:p>
              </table:table-cell>
              <table:table-cell office:value-type="float" office:value="10890">
                <text:p>10890</text:p>
              </table:table-cell>
              <table:table-cell office:value-type="float" office:value="15711">
                <text:p>1571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12">
                <text:p>7912</text:p>
              </table:table-cell>
              <table:table-cell office:value-type="float" office:value="11258">
                <text:p>11258</text:p>
              </table:table-cell>
              <table:table-cell office:value-type="float" office:value="16157">
                <text:p>1615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58">
                <text:p>7158</text:p>
              </table:table-cell>
              <table:table-cell office:value-type="float" office:value="11596">
                <text:p>11596</text:p>
              </table:table-cell>
              <table:table-cell office:value-type="float" office:value="16681">
                <text:p>1668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59">
                <text:p>7459</text:p>
              </table:table-cell>
              <table:table-cell office:value-type="float" office:value="11504">
                <text:p>11504</text:p>
              </table:table-cell>
              <table:table-cell office:value-type="float" office:value="16088">
                <text:p>1608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472">
                <text:p>7472</text:p>
              </table:table-cell>
              <table:table-cell office:value-type="float" office:value="11396">
                <text:p>11396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222">
                <text:p>8222</text:p>
              </table:table-cell>
              <table:table-cell office:value-type="float" office:value="11781">
                <text:p>11781</text:p>
              </table:table-cell>
              <table:table-cell office:value-type="float" office:value="18857">
                <text:p>1885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92">
                <text:p>8592</text:p>
              </table:table-cell>
              <table:table-cell office:value-type="float" office:value="11736">
                <text:p>11736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37">
                <text:p>8737</text:p>
              </table:table-cell>
              <table:table-cell office:value-type="float" office:value="11432">
                <text:p>11432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16">
                <text:p>8416</text:p>
              </table:table-cell>
              <table:table-cell office:value-type="float" office:value="11668">
                <text:p>11668</text:p>
              </table:table-cell>
              <table:table-cell office:value-type="float" office:value="17560">
                <text:p>1756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90">
                <text:p>8390</text:p>
              </table:table-cell>
              <table:table-cell office:value-type="float" office:value="11150">
                <text:p>11150</text:p>
              </table:table-cell>
              <table:table-cell office:value-type="float" office:value="18062">
                <text:p>1806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302">
                <text:p>11302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558">
                <text:p>8558</text:p>
              </table:table-cell>
              <table:table-cell office:value-type="float" office:value="11174">
                <text:p>11174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128">
                <text:p>12128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758">
                <text:p>12758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43">
                <text:p>8543</text:p>
              </table:table-cell>
              <table:table-cell office:value-type="float" office:value="11856">
                <text:p>11856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802">
                <text:p>11802</text:p>
              </table:table-cell>
              <table:table-cell office:value-type="float" office:value="16583">
                <text:p>1658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160">
                <text:p>8160</text:p>
              </table:table-cell>
              <table:table-cell office:value-type="float" office:value="11718">
                <text:p>11718</text:p>
              </table:table-cell>
              <table:table-cell office:value-type="float" office:value="19149">
                <text:p>1914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10">
                <text:p>8110</text:p>
              </table:table-cell>
              <table:table-cell office:value-type="float" office:value="12033">
                <text:p>12033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680">
                <text:p>11680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930">
                <text:p>12930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464">
                <text:p>13464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543">
                <text:p>12543</text:p>
              </table:table-cell>
              <table:table-cell office:value-type="float" office:value="20258">
                <text:p>2025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84">
                <text:p>8784</text:p>
              </table:table-cell>
              <table:table-cell office:value-type="float" office:value="13805">
                <text:p>13805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4958">
                <text:p>14958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559">
                <text:p>14559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752">
                <text:p>14752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610">
                <text:p>16610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598">
                <text:p>11598</text:p>
              </table:table-cell>
              <table:table-cell office:value-type="float" office:value="16354">
                <text:p>16354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6379">
                <text:p>16379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95">
                <text:p>10695</text:p>
              </table:table-cell>
              <table:table-cell office:value-type="float" office:value="18087">
                <text:p>18087</text:p>
              </table:table-cell>
              <table:table-cell office:value-type="float" office:value="27570">
                <text:p>2757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9">
                <text:p>10889</text:p>
              </table:table-cell>
              <table:table-cell office:value-type="float" office:value="17234">
                <text:p>17234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5685">
                <text:p>15685</text:p>
              </table:table-cell>
              <table:table-cell office:value-type="float" office:value="27080">
                <text:p>2708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9376">
                <text:p>9376</text:p>
              </table:table-cell>
              <table:table-cell office:value-type="float" office:value="15778">
                <text:p>15778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800">
                <text:p>8800</text:p>
              </table:table-cell>
              <table:table-cell office:value-type="float" office:value="16980">
                <text:p>16980</text:p>
              </table:table-cell>
              <table:table-cell office:value-type="float" office:value="26441">
                <text:p>2644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920">
                <text:p>9920</text:p>
              </table:table-cell>
              <table:table-cell office:value-type="float" office:value="16828">
                <text:p>16828</text:p>
              </table:table-cell>
              <table:table-cell office:value-type="float" office:value="27071">
                <text:p>2707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240">
                <text:p>10240</text:p>
              </table:table-cell>
              <table:table-cell office:value-type="float" office:value="15128">
                <text:p>15128</text:p>
              </table:table-cell>
              <table:table-cell office:value-type="float" office:value="26042">
                <text:p>2604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464">
                <text:p>8464</text:p>
              </table:table-cell>
              <table:table-cell office:value-type="float" office:value="14529">
                <text:p>14529</text:p>
              </table:table-cell>
              <table:table-cell office:value-type="float" office:value="25804">
                <text:p>2580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9604">
                <text:p>9604</text:p>
              </table:table-cell>
              <table:table-cell office:value-type="float" office:value="15294">
                <text:p>15294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0260">
                <text:p>10260</text:p>
              </table:table-cell>
              <table:table-cell office:value-type="float" office:value="15780">
                <text:p>15780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464">
                <text:p>10464</text:p>
              </table:table-cell>
              <table:table-cell office:value-type="float" office:value="14098">
                <text:p>14098</text:p>
              </table:table-cell>
              <table:table-cell office:value-type="float" office:value="23370">
                <text:p>2337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8464">
                <text:p>8464</text:p>
              </table:table-cell>
              <table:table-cell office:value-type="float" office:value="13984">
                <text:p>13984</text:p>
              </table:table-cell>
              <table:table-cell office:value-type="float" office:value="23092">
                <text:p>2309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828">
                <text:p>9828</text:p>
              </table:table-cell>
              <table:table-cell office:value-type="float" office:value="15990">
                <text:p>15990</text:p>
              </table:table-cell>
              <table:table-cell office:value-type="float" office:value="27370">
                <text:p>2737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260">
                <text:p>10260</text:p>
              </table:table-cell>
              <table:table-cell office:value-type="float" office:value="16380">
                <text:p>16380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304">
                <text:p>10304</text:p>
              </table:table-cell>
              <table:table-cell office:value-type="float" office:value="16625">
                <text:p>16625</text:p>
              </table:table-cell>
              <table:table-cell office:value-type="float" office:value="28336">
                <text:p>2833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0956">
                <text:p>10956</text:p>
              </table:table-cell>
              <table:table-cell office:value-type="float" office:value="17347">
                <text:p>17347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620">
                <text:p>11620</text:p>
              </table:table-cell>
              <table:table-cell office:value-type="float" office:value="18810">
                <text:p>18810</text:p>
              </table:table-cell>
              <table:table-cell office:value-type="float" office:value="33915">
                <text:p>3391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372">
                <text:p>12372</text:p>
              </table:table-cell>
              <table:table-cell office:value-type="float" office:value="19589">
                <text:p>19589</text:p>
              </table:table-cell>
              <table:table-cell office:value-type="float" office:value="33345">
                <text:p>3334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132">
                <text:p>12132</text:p>
              </table:table-cell>
              <table:table-cell office:value-type="float" office:value="20086">
                <text:p>20086</text:p>
              </table:table-cell>
              <table:table-cell office:value-type="float" office:value="35112">
                <text:p>3511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068">
                <text:p>13068</text:p>
              </table:table-cell>
              <table:table-cell office:value-type="float" office:value="20944">
                <text:p>20944</text:p>
              </table:table-cell>
              <table:table-cell office:value-type="float" office:value="34941">
                <text:p>3494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944">
                <text:p>13944</text:p>
              </table:table-cell>
              <table:table-cell office:value-type="float" office:value="22078">
                <text:p>22078</text:p>
              </table:table-cell>
              <table:table-cell office:value-type="float" office:value="36936">
                <text:p>3693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1178">
                <text:p>11178</text:p>
              </table:table-cell>
              <table:table-cell office:value-type="float" office:value="21640">
                <text:p>21640</text:p>
              </table:table-cell>
              <table:table-cell office:value-type="float" office:value="39786">
                <text:p>3978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1286">
                <text:p>11286</text:p>
              </table:table-cell>
              <table:table-cell office:value-type="float" office:value="21945">
                <text:p>21945</text:p>
              </table:table-cell>
              <table:table-cell office:value-type="float" office:value="38418">
                <text:p>3841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0519">
                <text:p>10519</text:p>
              </table:table-cell>
              <table:table-cell office:value-type="float" office:value="21849">
                <text:p>21849</text:p>
              </table:table-cell>
              <table:table-cell office:value-type="float" office:value="41382">
                <text:p>4138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0945">
                <text:p>10945</text:p>
              </table:table-cell>
              <table:table-cell office:value-type="float" office:value="22734">
                <text:p>22734</text:p>
              </table:table-cell>
              <table:table-cell office:value-type="float" office:value="44232">
                <text:p>4423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698">
                <text:p>10698</text:p>
              </table:table-cell>
              <table:table-cell office:value-type="float" office:value="21568">
                <text:p>21568</text:p>
              </table:table-cell>
              <table:table-cell office:value-type="float" office:value="37338">
                <text:p>3733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3053">
                <text:p>13053</text:p>
              </table:table-cell>
              <table:table-cell office:value-type="float" office:value="23232">
                <text:p>23232</text:p>
              </table:table-cell>
              <table:table-cell office:value-type="float" office:value="39984">
                <text:p>3998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4111">
                <text:p>14111</text:p>
              </table:table-cell>
              <table:table-cell office:value-type="float" office:value="24832">
                <text:p>24832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3852">
                <text:p>13852</text:p>
              </table:table-cell>
              <table:table-cell office:value-type="float" office:value="23412">
                <text:p>23412</text:p>
              </table:table-cell>
              <table:table-cell office:value-type="float" office:value="37859">
                <text:p>3785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4767">
                <text:p>14767</text:p>
              </table:table-cell>
              <table:table-cell office:value-type="float" office:value="24700">
                <text:p>24700</text:p>
              </table:table-cell>
              <table:table-cell office:value-type="float" office:value="40360">
                <text:p>4036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5650">
                <text:p>15650</text:p>
              </table:table-cell>
              <table:table-cell office:value-type="float" office:value="25925">
                <text:p>25925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6005">
                <text:p>16005</text:p>
              </table:table-cell>
              <table:table-cell office:value-type="float" office:value="25848">
                <text:p>25848</text:p>
              </table:table-cell>
              <table:table-cell office:value-type="float" office:value="45332">
                <text:p>4533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140">
                <text:p>15140</text:p>
              </table:table-cell>
              <table:table-cell office:value-type="float" office:value="25772">
                <text:p>25772</text:p>
              </table:table-cell>
              <table:table-cell office:value-type="float" office:value="48043">
                <text:p>4804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4828">
                <text:p>14828</text:p>
              </table:table-cell>
              <table:table-cell office:value-type="float" office:value="26014">
                <text:p>26014</text:p>
              </table:table-cell>
              <table:table-cell office:value-type="float" office:value="50916">
                <text:p>5091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4103">
                <text:p>14103</text:p>
              </table:table-cell>
              <table:table-cell office:value-type="float" office:value="26191">
                <text:p>26191</text:p>
              </table:table-cell>
              <table:table-cell office:value-type="float" office:value="53961">
                <text:p>5396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3413">
                <text:p>13413</text:p>
              </table:table-cell>
              <table:table-cell office:value-type="float" office:value="26674">
                <text:p>26674</text:p>
              </table:table-cell>
              <table:table-cell office:value-type="float" office:value="57188">
                <text:p>5718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2756">
                <text:p>12756</text:p>
              </table:table-cell>
              <table:table-cell office:value-type="float" office:value="26863">
                <text:p>26863</text:p>
              </table:table-cell>
              <table:table-cell office:value-type="float" office:value="60608">
                <text:p>60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720.5">
                <text:p>7720.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7879.66666666667">
                <text:p>787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7193635324032">
                <text:p>0.94719363532403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3949459626056">
                <text:p>0.96394945962605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9113446516456">
                <text:p>0.92911344651645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530340891391">
                <text:p>0.975303408913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4663992918712">
                <text:p>0.91466399291871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9095841754293">
                <text:p>0.96909584175429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9029132788961">
                <text:p>0.98902913278896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85196702205">
                <text:p>0.9908519670220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6683197027597">
                <text:p>1.0668319702759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0386614787931">
                <text:p>0.97038661478793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5121922672681">
                <text:p>0.96512192267268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918642065959">
                <text:p>1.0291864206595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5219565236372">
                <text:p>1.0521956523637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6089802364641">
                <text:p>0.96608980236464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9988008584099">
                <text:p>0.9799880085840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6147745001564">
                <text:p>0.97614774500156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634995353652">
                <text:p>1.0363499535365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744125278555">
                <text:p>1.0174412527855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6351630132055">
                <text:p>0.9635163013205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109291332879">
                <text:p>1.1010929133287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006283100305">
                <text:p>1.0800628310030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1745753250987">
                <text:p>1.0174575325098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874737946006">
                <text:p>1.048747379460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6171568096684">
                <text:p>1.0617156809668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73549001191458">
                <text:p>0.97354900119145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410594993452">
                <text:p>1.0041059499345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05307326204">
                <text:p>1.030530732620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8549666318314">
                <text:p>0.9885496663183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84664136548">
                <text:p>1.0318466413654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848150211462">
                <text:p>1.1284815021146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1277809438978">
                <text:p>1.0127780943897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876170655567">
                <text:p>1.0487617065556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582736201933">
                <text:p>1.0558273620193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594447832614">
                <text:p>1.1159444783261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141044623348">
                <text:p>1.1014104462334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171975535474">
                <text:p>1.0117197553547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33270562102">
                <text:p>1.037332705621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481786091615">
                <text:p>1.0848178609161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615860860246">
                <text:p>1.1361586086024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488970405907">
                <text:p>1.0248897040590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807952860038">
                <text:p>1.1180795286003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5306955644072">
                <text:p>1.0530695564407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77131195010123">
                <text:p>0.97713119501012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524698039179">
                <text:p>1.1052469803917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464151647764">
                <text:p>1.2046415164776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833103465114913">
                <text:p>0.83310346511491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70739181775327">
                <text:p>0.97073918177532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792777141263801">
                <text:p>0.79277714126380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272216846475">
                <text:p>1.1227221684647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846668486261804">
                <text:p>0.8466684862618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8298385052916">
                <text:p>0.9829838505291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886624464277613">
                <text:p>0.88662446427761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905140204692786">
                <text:p>0.90514020469278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898321502407">
                <text:p>1.1289832150240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843325853213208">
                <text:p>0.84332585321320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846743524097339">
                <text:p>0.8467435240973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5276035913872">
                <text:p>1.1527603591387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751647600263">
                <text:p>1.175164760026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54968531856">
                <text:p>1.195496853185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8081096240983">
                <text:p>1.18081096240983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08432132964">
                <text:p>1.150843213296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6675050930843">
                <text:p>1.1667505093084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8081096240983">
                <text:p>1.1808109624098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0081477865049">
                <text:p>1.0008147786504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4674120427493">
                <text:p>1.1467412042749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5318837958392">
                <text:p>1.1531883795839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3590972562441">
                <text:p>1.0359097256244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8471758039613">
                <text:p>1.0847175803961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135668560886">
                <text:p>1.0413566856088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0714836492573">
                <text:p>1.0071483649257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90485645360745">
                <text:p>0.99048564536074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6672176962439">
                <text:p>0.9667217696243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86034783005479">
                <text:p>0.98603478300547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21670316458956">
                <text:p>1.2167031645895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2984658063173">
                <text:p>1.1298465806317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10526819844161">
                <text:p>1.1052681984416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7649.25">
                <text:p>27649.2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4975.3333333333">
                <text:p>24975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